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table table:name="Eta Eff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eff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9551121167" calcext:value-type="float">
            <text:p>0.9551121167</text:p>
          </table:table-cell>
          <table:table-cell table:number-columns-repeated="3"/>
          <table:table-cell table:formula="of:=[.A2]+16" office:value-type="float" office:value="12" calcext:value-type="float">
            <text:p>12</text:p>
          </table:table-cell>
          <table:table-cell table:formula="of:=[.B2]-1" office:value-type="float" office:value="1" calcext:value-type="float">
            <text:p>1</text:p>
          </table:table-cell>
          <table:table-cell table:formula="of:=([.G2]+1)*5+[.H2]+1" office:value-type="float" office:value="67" calcext:value-type="float">
            <text:p>67</text:p>
          </table:table-cell>
          <table:table-cell office:value-type="float" office:value="0.9551121167" calcext:value-type="float">
            <text:p>0.95511211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.9426124222" calcext:value-type="float">
            <text:p>0.9426124222</text:p>
          </table:table-cell>
          <table:table-cell table:number-columns-repeated="3"/>
          <table:table-cell table:formula="of:=[.A3]+16" office:value-type="float" office:value="12" calcext:value-type="float">
            <text:p>12</text:p>
          </table:table-cell>
          <table:table-cell table:formula="of:=[.B3]-1" office:value-type="float" office:value="2" calcext:value-type="float">
            <text:p>2</text:p>
          </table:table-cell>
          <table:table-cell table:formula="of:=([.G3]+1)*5+[.H3]+1" office:value-type="float" office:value="68" calcext:value-type="float">
            <text:p>68</text:p>
          </table:table-cell>
          <table:table-cell office:value-type="float" office:value="0.9426124222" calcext:value-type="float">
            <text:p>0.942612422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9613561278" calcext:value-type="float">
            <text:p>0.9613561278</text:p>
          </table:table-cell>
          <table:table-cell table:number-columns-repeated="3"/>
          <table:table-cell table:formula="of:=[.A4]+16" office:value-type="float" office:value="10" calcext:value-type="float">
            <text:p>10</text:p>
          </table:table-cell>
          <table:table-cell table:formula="of:=[.B4]-1" office:value-type="float" office:value="1" calcext:value-type="float">
            <text:p>1</text:p>
          </table:table-cell>
          <table:table-cell table:formula="of:=([.G4]+1)*5+[.H4]+1" office:value-type="float" office:value="57" calcext:value-type="float">
            <text:p>57</text:p>
          </table:table-cell>
          <table:table-cell office:value-type="float" office:value="0.9613561278" calcext:value-type="float">
            <text:p>0.961356127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.9582207667" calcext:value-type="float">
            <text:p>0.9582207667</text:p>
          </table:table-cell>
          <table:table-cell table:number-columns-repeated="3"/>
          <table:table-cell table:formula="of:=[.A5]+16" office:value-type="float" office:value="8" calcext:value-type="float">
            <text:p>8</text:p>
          </table:table-cell>
          <table:table-cell table:formula="of:=[.B5]-1" office:value-type="float" office:value="2" calcext:value-type="float">
            <text:p>2</text:p>
          </table:table-cell>
          <table:table-cell table:formula="of:=([.G5]+1)*5+[.H5]+1" office:value-type="float" office:value="48" calcext:value-type="float">
            <text:p>48</text:p>
          </table:table-cell>
          <table:table-cell office:value-type="float" office:value="0.9582207667" calcext:value-type="float">
            <text:p>0.958220766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.9488718556" calcext:value-type="float">
            <text:p>0.9488718556</text:p>
          </table:table-cell>
          <table:table-cell table:number-columns-repeated="3"/>
          <table:table-cell table:formula="of:=[.A6]+16" office:value-type="float" office:value="4" calcext:value-type="float">
            <text:p>4</text:p>
          </table:table-cell>
          <table:table-cell table:formula="of:=[.B6]-1" office:value-type="float" office:value="3" calcext:value-type="float">
            <text:p>3</text:p>
          </table:table-cell>
          <table:table-cell table:formula="of:=([.G6]+1)*5+[.H6]+1" office:value-type="float" office:value="29" calcext:value-type="float">
            <text:p>29</text:p>
          </table:table-cell>
          <table:table-cell office:value-type="float" office:value="0.9488718556" calcext:value-type="float">
            <text:p>0.94887185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0.9508530722" calcext:value-type="float">
            <text:p>0.9508530722</text:p>
          </table:table-cell>
          <table:table-cell table:number-columns-repeated="3"/>
          <table:table-cell table:formula="of:=[.A7]+16" office:value-type="float" office:value="0" calcext:value-type="float">
            <text:p>0</text:p>
          </table:table-cell>
          <table:table-cell table:formula="of:=[.B7]-1" office:value-type="float" office:value="0" calcext:value-type="float">
            <text:p>0</text:p>
          </table:table-cell>
          <table:table-cell table:formula="of:=([.G7]+1)*5+[.H7]+1" office:value-type="float" office:value="6" calcext:value-type="float">
            <text:p>6</text:p>
          </table:table-cell>
          <table:table-cell office:value-type="float" office:value="0.9508530722" calcext:value-type="float">
            <text:p>0.950853072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0.9484674444" calcext:value-type="float">
            <text:p>0.9484674444</text:p>
          </table:table-cell>
          <table:table-cell table:number-columns-repeated="3"/>
          <table:table-cell table:formula="of:=[.A8]+16" office:value-type="float" office:value="0" calcext:value-type="float">
            <text:p>0</text:p>
          </table:table-cell>
          <table:table-cell table:formula="of:=[.B8]-1" office:value-type="float" office:value="3" calcext:value-type="float">
            <text:p>3</text:p>
          </table:table-cell>
          <table:table-cell table:formula="of:=([.G8]+1)*5+[.H8]+1" office:value-type="float" office:value="9" calcext:value-type="float">
            <text:p>9</text:p>
          </table:table-cell>
          <table:table-cell office:value-type="float" office:value="0.9484674444" calcext:value-type="float">
            <text:p>0.94846744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7621" calcext:value-type="float">
            <text:p>0.957621</text:p>
          </table:table-cell>
          <table:table-cell table:number-columns-repeated="3"/>
          <table:table-cell table:formula="of:=[.A9]+16" office:value-type="float" office:value="18" calcext:value-type="float">
            <text:p>18</text:p>
          </table:table-cell>
          <table:table-cell table:formula="of:=[.B9]-1" office:value-type="float" office:value="1" calcext:value-type="float">
            <text:p>1</text:p>
          </table:table-cell>
          <table:table-cell table:formula="of:=([.G9]+1)*5+[.H9]+1" office:value-type="float" office:value="97" calcext:value-type="float">
            <text:p>97</text:p>
          </table:table-cell>
          <table:table-cell office:value-type="float" office:value="0.957621" calcext:value-type="float">
            <text:p>0.9576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624483333" calcext:value-type="float">
            <text:p>0.9624483333</text:p>
          </table:table-cell>
          <table:table-cell table:number-columns-repeated="3"/>
          <table:table-cell table:formula="of:=[.A10]+16" office:value-type="float" office:value="20" calcext:value-type="float">
            <text:p>20</text:p>
          </table:table-cell>
          <table:table-cell table:formula="of:=[.B10]-1" office:value-type="float" office:value="0" calcext:value-type="float">
            <text:p>0</text:p>
          </table:table-cell>
          <table:table-cell table:formula="of:=([.G10]+1)*5+[.H10]+1" office:value-type="float" office:value="106" calcext:value-type="float">
            <text:p>106</text:p>
          </table:table-cell>
          <table:table-cell office:value-type="float" office:value="0.9624483333" calcext:value-type="float">
            <text:p>0.962448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27053167" calcext:value-type="float">
            <text:p>0.9527053167</text:p>
          </table:table-cell>
          <table:table-cell table:number-columns-repeated="3"/>
          <table:table-cell table:formula="of:=[.A11]+16" office:value-type="float" office:value="22" calcext:value-type="float">
            <text:p>22</text:p>
          </table:table-cell>
          <table:table-cell table:formula="of:=[.B11]-1" office:value-type="float" office:value="3" calcext:value-type="float">
            <text:p>3</text:p>
          </table:table-cell>
          <table:table-cell table:formula="of:=([.G11]+1)*5+[.H11]+1" office:value-type="float" office:value="119" calcext:value-type="float">
            <text:p>119</text:p>
          </table:table-cell>
          <table:table-cell office:value-type="float" office:value="0.9527053167" calcext:value-type="float">
            <text:p>0.9527053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554915" calcext:value-type="float">
            <text:p>0.95554915</text:p>
          </table:table-cell>
          <table:table-cell table:number-columns-repeated="3"/>
          <table:table-cell table:formula="of:=[.A12]+16" office:value-type="float" office:value="24" calcext:value-type="float">
            <text:p>24</text:p>
          </table:table-cell>
          <table:table-cell table:formula="of:=[.B12]-1" office:value-type="float" office:value="1" calcext:value-type="float">
            <text:p>1</text:p>
          </table:table-cell>
          <table:table-cell table:formula="of:=([.G12]+1)*5+[.H12]+1" office:value-type="float" office:value="127" calcext:value-type="float">
            <text:p>127</text:p>
          </table:table-cell>
          <table:table-cell office:value-type="float" office:value="0.95554915" calcext:value-type="float">
            <text:p>0.955549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600568929" calcext:value-type="float">
            <text:p>0.9600568929</text:p>
          </table:table-cell>
          <table:table-cell table:number-columns-repeated="3"/>
          <table:table-cell table:formula="of:=[.A13]+16" office:value-type="float" office:value="26" calcext:value-type="float">
            <text:p>26</text:p>
          </table:table-cell>
          <table:table-cell table:formula="of:=[.B13]-1" office:value-type="float" office:value="0" calcext:value-type="float">
            <text:p>0</text:p>
          </table:table-cell>
          <table:table-cell table:formula="of:=([.G13]+1)*5+[.H13]+1" office:value-type="float" office:value="136" calcext:value-type="float">
            <text:p>136</text:p>
          </table:table-cell>
          <table:table-cell office:value-type="float" office:value="0.9600568929" calcext:value-type="float">
            <text:p>0.96005689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626569048" calcext:value-type="float">
            <text:p>0.9626569048</text:p>
          </table:table-cell>
          <table:table-cell table:number-columns-repeated="3"/>
          <table:table-cell table:formula="of:=[.A14]+16" office:value-type="float" office:value="28" calcext:value-type="float">
            <text:p>28</text:p>
          </table:table-cell>
          <table:table-cell table:formula="of:=[.B14]-1" office:value-type="float" office:value="0" calcext:value-type="float">
            <text:p>0</text:p>
          </table:table-cell>
          <table:table-cell table:formula="of:=([.G14]+1)*5+[.H14]+1" office:value-type="float" office:value="146" calcext:value-type="float">
            <text:p>146</text:p>
          </table:table-cell>
          <table:table-cell office:value-type="float" office:value="0.9626569048" calcext:value-type="float">
            <text:p>0.9626569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567193833" calcext:value-type="float">
            <text:p>0.9567193833</text:p>
          </table:table-cell>
          <table:table-cell table:number-columns-repeated="3"/>
          <table:table-cell table:formula="of:=[.A15]+16" office:value-type="float" office:value="28" calcext:value-type="float">
            <text:p>28</text:p>
          </table:table-cell>
          <table:table-cell table:formula="of:=[.B15]-1" office:value-type="float" office:value="2" calcext:value-type="float">
            <text:p>2</text:p>
          </table:table-cell>
          <table:table-cell table:formula="of:=([.G15]+1)*5+[.H15]+1" office:value-type="float" office:value="148" calcext:value-type="float">
            <text:p>148</text:p>
          </table:table-cell>
          <table:table-cell office:value-type="float" office:value="0.9567193833" calcext:value-type="float">
            <text:p>0.95671938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572789889" calcext:value-type="float">
            <text:p>0.8572789889</text:p>
          </table:table-cell>
          <table:table-cell table:number-columns-repeated="3"/>
          <table:table-cell table:formula="of:=[.A16]+16" office:value-type="float" office:value="15" calcext:value-type="float">
            <text:p>15</text:p>
          </table:table-cell>
          <table:table-cell table:formula="of:=[.B16]-1" office:value-type="float" office:value="1" calcext:value-type="float">
            <text:p>1</text:p>
          </table:table-cell>
          <table:table-cell table:formula="of:=([.G16]+1)*5+[.H16]+1" office:value-type="float" office:value="82" calcext:value-type="float">
            <text:p>82</text:p>
          </table:table-cell>
          <table:table-cell office:value-type="float" office:value="0.8572789889" calcext:value-type="float">
            <text:p>0.857278988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.9511558778" calcext:value-type="float">
            <text:p>0.9511558778</text:p>
          </table:table-cell>
          <table:table-cell table:number-columns-repeated="3"/>
          <table:table-cell table:formula="of:=[.A17]+16" office:value-type="float" office:value="11" calcext:value-type="float">
            <text:p>11</text:p>
          </table:table-cell>
          <table:table-cell table:formula="of:=[.B17]-1" office:value-type="float" office:value="3" calcext:value-type="float">
            <text:p>3</text:p>
          </table:table-cell>
          <table:table-cell table:formula="of:=([.G17]+1)*5+[.H17]+1" office:value-type="float" office:value="64" calcext:value-type="float">
            <text:p>64</text:p>
          </table:table-cell>
          <table:table-cell office:value-type="float" office:value="0.9511558778" calcext:value-type="float">
            <text:p>0.951155877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0.951617122" calcext:value-type="float">
            <text:p>0.951617122</text:p>
          </table:table-cell>
          <table:table-cell table:number-columns-repeated="3"/>
          <table:table-cell table:formula="of:=[.A18]+16" office:value-type="float" office:value="5" calcext:value-type="float">
            <text:p>5</text:p>
          </table:table-cell>
          <table:table-cell table:formula="of:=[.B18]-1" office:value-type="float" office:value="0" calcext:value-type="float">
            <text:p>0</text:p>
          </table:table-cell>
          <table:table-cell table:formula="of:=([.G18]+1)*5+[.H18]+1" office:value-type="float" office:value="31" calcext:value-type="float">
            <text:p>31</text:p>
          </table:table-cell>
          <table:table-cell office:value-type="float" office:value="0.951617122" calcext:value-type="float">
            <text:p>0.95161712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0.9655316071" calcext:value-type="float">
            <text:p>0.9655316071</text:p>
          </table:table-cell>
          <table:table-cell table:number-columns-repeated="3"/>
          <table:table-cell table:formula="of:=[.A19]+16" office:value-type="float" office:value="5" calcext:value-type="float">
            <text:p>5</text:p>
          </table:table-cell>
          <table:table-cell table:formula="of:=[.B19]-1" office:value-type="float" office:value="1" calcext:value-type="float">
            <text:p>1</text:p>
          </table:table-cell>
          <table:table-cell table:formula="of:=([.G19]+1)*5+[.H19]+1" office:value-type="float" office:value="32" calcext:value-type="float">
            <text:p>32</text:p>
          </table:table-cell>
          <table:table-cell office:value-type="float" office:value="0.9655316071" calcext:value-type="float">
            <text:p>0.96553160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0.9696598556" calcext:value-type="float">
            <text:p>0.9696598556</text:p>
          </table:table-cell>
          <table:table-cell table:number-columns-repeated="3"/>
          <table:table-cell table:formula="of:=[.A20]+16" office:value-type="float" office:value="3" calcext:value-type="float">
            <text:p>3</text:p>
          </table:table-cell>
          <table:table-cell table:formula="of:=[.B20]-1" office:value-type="float" office:value="1" calcext:value-type="float">
            <text:p>1</text:p>
          </table:table-cell>
          <table:table-cell table:formula="of:=([.G20]+1)*5+[.H20]+1" office:value-type="float" office:value="22" calcext:value-type="float">
            <text:p>22</text:p>
          </table:table-cell>
          <table:table-cell office:value-type="float" office:value="0.9696598556" calcext:value-type="float">
            <text:p>0.9696598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637039444" calcext:value-type="float">
            <text:p>0.9637039444</text:p>
          </table:table-cell>
          <table:table-cell table:number-columns-repeated="3"/>
          <table:table-cell table:formula="of:=[.A21]+16" office:value-type="float" office:value="17" calcext:value-type="float">
            <text:p>17</text:p>
          </table:table-cell>
          <table:table-cell table:formula="of:=[.B21]-1" office:value-type="float" office:value="2" calcext:value-type="float">
            <text:p>2</text:p>
          </table:table-cell>
          <table:table-cell table:formula="of:=([.G21]+1)*5+[.H21]+1" office:value-type="float" office:value="93" calcext:value-type="float">
            <text:p>93</text:p>
          </table:table-cell>
          <table:table-cell office:value-type="float" office:value="0.9637039444" calcext:value-type="float">
            <text:p>0.963703944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9386933944" calcext:value-type="float">
            <text:p>0.9386933944</text:p>
          </table:table-cell>
          <table:table-cell table:number-columns-repeated="3"/>
          <table:table-cell table:formula="of:=[.A22]+16" office:value-type="float" office:value="19" calcext:value-type="float">
            <text:p>19</text:p>
          </table:table-cell>
          <table:table-cell table:formula="of:=[.B22]-1" office:value-type="float" office:value="2" calcext:value-type="float">
            <text:p>2</text:p>
          </table:table-cell>
          <table:table-cell table:formula="of:=([.G22]+1)*5+[.H22]+1" office:value-type="float" office:value="103" calcext:value-type="float">
            <text:p>103</text:p>
          </table:table-cell>
          <table:table-cell office:value-type="float" office:value="0.9386933944" calcext:value-type="float">
            <text:p>0.9386933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713682444" calcext:value-type="float">
            <text:p>0.9713682444</text:p>
          </table:table-cell>
          <table:table-cell table:number-columns-repeated="3"/>
          <table:table-cell table:formula="of:=[.A23]+16" office:value-type="float" office:value="25" calcext:value-type="float">
            <text:p>25</text:p>
          </table:table-cell>
          <table:table-cell table:formula="of:=[.B23]-1" office:value-type="float" office:value="3" calcext:value-type="float">
            <text:p>3</text:p>
          </table:table-cell>
          <table:table-cell table:formula="of:=([.G23]+1)*5+[.H23]+1" office:value-type="float" office:value="134" calcext:value-type="float">
            <text:p>134</text:p>
          </table:table-cell>
          <table:table-cell office:value-type="float" office:value="0.9713682444" calcext:value-type="float">
            <text:p>0.9713682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606662444" calcext:value-type="float">
            <text:p>0.9606662444</text:p>
          </table:table-cell>
          <table:table-cell table:number-columns-repeated="3"/>
          <table:table-cell table:formula="of:=[.A24]+16" office:value-type="float" office:value="27" calcext:value-type="float">
            <text:p>27</text:p>
          </table:table-cell>
          <table:table-cell table:formula="of:=[.B24]-1" office:value-type="float" office:value="1" calcext:value-type="float">
            <text:p>1</text:p>
          </table:table-cell>
          <table:table-cell table:formula="of:=([.G24]+1)*5+[.H24]+1" office:value-type="float" office:value="142" calcext:value-type="float">
            <text:p>142</text:p>
          </table:table-cell>
          <table:table-cell office:value-type="float" office:value="0.9606662444" calcext:value-type="float">
            <text:p>0.9606662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61088944" calcext:value-type="float">
            <text:p>0.9561088944</text:p>
          </table:table-cell>
          <table:table-cell table:number-columns-repeated="3"/>
          <table:table-cell table:formula="of:=[.A25]+16" office:value-type="float" office:value="29" calcext:value-type="float">
            <text:p>29</text:p>
          </table:table-cell>
          <table:table-cell table:formula="of:=[.B25]-1" office:value-type="float" office:value="1" calcext:value-type="float">
            <text:p>1</text:p>
          </table:table-cell>
          <table:table-cell table:formula="of:=([.G25]+1)*5+[.H25]+1" office:value-type="float" office:value="152" calcext:value-type="float">
            <text:p>152</text:p>
          </table:table-cell>
          <table:table-cell office:value-type="float" office:value="0.9561088944" calcext:value-type="float">
            <text:p>0.9561088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589092056" calcext:value-type="float">
            <text:p>0.9589092056</text:p>
          </table:table-cell>
          <table:table-cell table:number-columns-repeated="3"/>
          <table:table-cell table:formula="of:=[.A26]+16" office:value-type="float" office:value="29" calcext:value-type="float">
            <text:p>29</text:p>
          </table:table-cell>
          <table:table-cell table:formula="of:=[.B26]-1" office:value-type="float" office:value="2" calcext:value-type="float">
            <text:p>2</text:p>
          </table:table-cell>
          <table:table-cell table:formula="of:=([.G26]+1)*5+[.H26]+1" office:value-type="float" office:value="153" calcext:value-type="float">
            <text:p>153</text:p>
          </table:table-cell>
          <table:table-cell office:value-type="float" office:value="0.9589092056" calcext:value-type="float">
            <text:p>0.9589092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6344795" calcext:value-type="float">
            <text:p>0.96344795</text:p>
          </table:table-cell>
          <table:table-cell table:number-columns-repeated="3"/>
          <table:table-cell table:formula="of:=[.A27]+16" office:value-type="float" office:value="31" calcext:value-type="float">
            <text:p>31</text:p>
          </table:table-cell>
          <table:table-cell table:formula="of:=[.B27]-1" office:value-type="float" office:value="1" calcext:value-type="float">
            <text:p>1</text:p>
          </table:table-cell>
          <table:table-cell table:formula="of:=([.G27]+1)*5+[.H27]+1" office:value-type="float" office:value="162" calcext:value-type="float">
            <text:p>162</text:p>
          </table:table-cell>
          <table:table-cell office:value-type="float" office:value="0.96344795" calcext:value-type="float">
            <text:p>0.96344795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table:formula="of:=AVERAGE([.B1:.B180])" office:value-type="float" office:value="0.955112116666666" calcext:value-type="float">
            <text:p>0.955112116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744186" calcext:value-type="float">
            <text:p>0.7441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191257" calcext:value-type="float">
            <text:p>0.1912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.170543" calcext:value-type="float">
            <text:p>0.170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925676" calcext:value-type="float">
            <text:p>0.9256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3793" calcext:value-type="float">
            <text:p>0.9137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9153" calcext:value-type="float">
            <text:p>0.94915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10714" calcext:value-type="float">
            <text:p>0.91071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8776" calcext:value-type="float">
            <text:p>0.93877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541" calcext:value-type="float">
            <text:p>0.9754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4" calcext:value-type="float">
            <text:p>0.98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3504" calcext:value-type="float">
            <text:p>0.9635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46565" calcext:value-type="float">
            <text:p>0.94656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2675" calcext:value-type="float">
            <text:p>0.94267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7105" calcext:value-type="float">
            <text:p>0.96710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7064" calcext:value-type="float">
            <text:p>0.97706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6184" calcext:value-type="float">
            <text:p>0.96618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2607" calcext:value-type="float">
            <text:p>0.95260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4646" calcext:value-type="float">
            <text:p>0.96464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5686" calcext:value-type="float">
            <text:p>0.96568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5222" calcext:value-type="float">
            <text:p>0.98522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55556" calcext:value-type="float">
            <text:p>0.95555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388" calcext:value-type="float">
            <text:p>0.96938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5248" calcext:value-type="float">
            <text:p>0.97524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8586" calcext:value-type="float">
            <text:p>0.96858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1014" calcext:value-type="float">
            <text:p>0.97101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3154" calcext:value-type="float">
            <text:p>0.9731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5611" calcext:value-type="float">
            <text:p>0.98561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3289" calcext:value-type="float">
            <text:p>0.99328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7532" calcext:value-type="float">
            <text:p>0.96753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8354" calcext:value-type="float">
            <text:p>0.96835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4733" calcext:value-type="float">
            <text:p>0.98473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8873" calcext:value-type="float">
            <text:p>0.97887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4029" calcext:value-type="float">
            <text:p>0.96402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3631" calcext:value-type="float">
            <text:p>0.99363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57317" calcext:value-type="float">
            <text:p>0.95731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57143" calcext:value-type="float">
            <text:p>0.857143</text:p>
          </table:table-cell>
          <table:table-cell table:formula="of:=AVERAGE([.B1:.B180])" office:value-type="float" office:value="0.942612422222222" calcext:value-type="float">
            <text:p>0.942612422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0.699454" calcext:value-type="float">
            <text:p>0.699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0897436" calcext:value-type="float">
            <text:p>0.08974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76471" calcext:value-type="float">
            <text:p>0.1764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933333" calcext:value-type="float">
            <text:p>0.9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4894" calcext:value-type="float">
            <text:p>0.9148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7213" calcext:value-type="float">
            <text:p>0.96721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03846" calcext:value-type="float">
            <text:p>0.90384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3846" calcext:value-type="float">
            <text:p>0.95384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6364" calcext:value-type="float">
            <text:p>0.93636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2756" calcext:value-type="float">
            <text:p>0.9527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4964" calcext:value-type="float">
            <text:p>0.9496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0317" calcext:value-type="float">
            <text:p>0.96031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4524" calcext:value-type="float">
            <text:p>0.93452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0159" calcext:value-type="float">
            <text:p>0.98015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6784" calcext:value-type="float">
            <text:p>0.98678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52128" calcext:value-type="float">
            <text:p>0.9521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6981" calcext:value-type="float">
            <text:p>0.96698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54286" calcext:value-type="float">
            <text:p>0.95428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729" calcext:value-type="float">
            <text:p>0.9672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35673" calcext:value-type="float">
            <text:p>0.93567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3731" calcext:value-type="float">
            <text:p>0.96373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28994" calcext:value-type="float">
            <text:p>0.92899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1567" calcext:value-type="float">
            <text:p>0.981567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6887" calcext:value-type="float">
            <text:p>0.96688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93506" calcext:value-type="float">
            <text:p>0.99350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32927" calcext:value-type="float">
            <text:p>0.932927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61783" calcext:value-type="float">
            <text:p>0.96178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092" calcext:value-type="float">
            <text:p>0.9509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47059" calcext:value-type="float">
            <text:p>0.947059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4072" calcext:value-type="float">
            <text:p>0.964072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42308" calcext:value-type="float">
            <text:p>0.94230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2663" calcext:value-type="float">
            <text:p>0.95266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8621" calcext:value-type="float">
            <text:p>0.95862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006" calcext:value-type="float">
            <text:p>0.9700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60894" calcext:value-type="float">
            <text:p>0.96089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1707" calcext:value-type="float">
            <text:p>0.98170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2857" calcext:value-type="float">
            <text:p>0.99285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39759" calcext:value-type="float">
            <text:p>0.93975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80])" office:value-type="float" office:value="0.961356127777778" calcext:value-type="float">
            <text:p>0.961356127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162437" calcext:value-type="float">
            <text:p>0.1624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.193333" calcext:value-type="float">
            <text:p>0.19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.871795" calcext:value-type="float">
            <text:p>0.8717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46154" calcext:value-type="float">
            <text:p>0.84615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27273" calcext:value-type="float">
            <text:p>0.72727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732" calcext:value-type="float">
            <text:p>0.9673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7376" calcext:value-type="float">
            <text:p>0.97737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5984" calcext:value-type="float">
            <text:p>0.99598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861" calcext:value-type="float">
            <text:p>0.968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1373" calcext:value-type="float">
            <text:p>0.96137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2379" calcext:value-type="float">
            <text:p>0.98237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037" calcext:value-type="float">
            <text:p>0.968037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0711" calcext:value-type="float">
            <text:p>0.97071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0443" calcext:value-type="float">
            <text:p>0.97044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2085" calcext:value-type="float">
            <text:p>0.96208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1292" calcext:value-type="float">
            <text:p>0.9712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5392" calcext:value-type="float">
            <text:p>0.99539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2684" calcext:value-type="float">
            <text:p>0.982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0199" calcext:value-type="float">
            <text:p>0.960199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4152" calcext:value-type="float">
            <text:p>0.99415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9744" calcext:value-type="float">
            <text:p>0.98974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8024" calcext:value-type="float">
            <text:p>0.98802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50617" calcext:value-type="float">
            <text:p>0.95061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1165" calcext:value-type="float">
            <text:p>0.96116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5986" calcext:value-type="float">
            <text:p>0.96598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9848" calcext:value-type="float">
            <text:p>0.98984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798" calcext:value-type="float">
            <text:p>0.97979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359" calcext:value-type="float">
            <text:p>0.9935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3958" calcext:value-type="float">
            <text:p>0.97395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631" calcext:value-type="float">
            <text:p>0.99363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22222" calcext:value-type="float">
            <text:p>0.722222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8220766666667" calcext:value-type="float">
            <text:p>0.9582207667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29596" calcext:value-type="float">
            <text:p>0.8295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666667" calcext:value-type="float">
            <text:p>0.0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912281" calcext:value-type="float">
            <text:p>0.912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13043" calcext:value-type="float">
            <text:p>0.9130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14894" calcext:value-type="float">
            <text:p>0.91489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19355" calcext:value-type="float">
            <text:p>0.91935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34211" calcext:value-type="float">
            <text:p>0.93421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48052" calcext:value-type="float">
            <text:p>0.94805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3985" calcext:value-type="float">
            <text:p>0.9398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8304" calcext:value-type="float">
            <text:p>0.9883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3846" calcext:value-type="float">
            <text:p>0.95384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58115" calcext:value-type="float">
            <text:p>0.95811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5369" calcext:value-type="float">
            <text:p>0.97536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7679" calcext:value-type="float">
            <text:p>0.97767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9508" calcext:value-type="float">
            <text:p>0.97950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62025" calcext:value-type="float">
            <text:p>0.96202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3781" calcext:value-type="float">
            <text:p>0.95378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1311" calcext:value-type="float">
            <text:p>0.97131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0226" calcext:value-type="float">
            <text:p>0.95022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9163" calcext:value-type="float">
            <text:p>0.96916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51923" calcext:value-type="float">
            <text:p>0.95192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0396" calcext:value-type="float">
            <text:p>0.96039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1043" calcext:value-type="float">
            <text:p>0.98104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2851" calcext:value-type="float">
            <text:p>0.97285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3542" calcext:value-type="float">
            <text:p>0.96354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1515" calcext:value-type="float">
            <text:p>0.95151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4253" calcext:value-type="float">
            <text:p>0.99425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848" calcext:value-type="float">
            <text:p>0.98984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6303" calcext:value-type="float">
            <text:p>0.97630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7105" calcext:value-type="float">
            <text:p>0.96710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0443" calcext:value-type="float">
            <text:p>0.97044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3421" calcext:value-type="float">
            <text:p>0.99342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495" calcext:value-type="float">
            <text:p>0.9949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8506" calcext:value-type="float">
            <text:p>0.988506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4152" calcext:value-type="float">
            <text:p>0.99415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4789" calcext:value-type="float">
            <text:p>0.96478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</table:table>
      <table:table table:name="Sheet5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48871855555555" calcext:value-type="float">
            <text:p>0.948871855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03846" calcext:value-type="float">
            <text:p>0.90384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2203" calcext:value-type="float">
            <text:p>0.93220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1569" calcext:value-type="float">
            <text:p>0.921569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01639" calcext:value-type="float">
            <text:p>0.90163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10256" calcext:value-type="float">
            <text:p>0.91025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24242" calcext:value-type="float">
            <text:p>0.92424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46809" calcext:value-type="float">
            <text:p>0.94680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2055" calcext:value-type="float">
            <text:p>0.95205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38889" calcext:value-type="float">
            <text:p>0.93888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1049" calcext:value-type="float">
            <text:p>0.95104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4072" calcext:value-type="float">
            <text:p>0.96407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29825" calcext:value-type="float">
            <text:p>0.92982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1749" calcext:value-type="float">
            <text:p>0.96174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3265" calcext:value-type="float">
            <text:p>0.96326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55823" calcext:value-type="float">
            <text:p>0.95582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1754" calcext:value-type="float">
            <text:p>0.95175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38053" calcext:value-type="float">
            <text:p>0.93805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21296" calcext:value-type="float">
            <text:p>0.92129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6245" calcext:value-type="float">
            <text:p>0.96624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1905" calcext:value-type="float">
            <text:p>0.96190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7442" calcext:value-type="float">
            <text:p>0.96744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1327" calcext:value-type="float">
            <text:p>0.9513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36759" calcext:value-type="float">
            <text:p>0.93675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36937" calcext:value-type="float">
            <text:p>0.936937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3964" calcext:value-type="float">
            <text:p>0.96396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66981" calcext:value-type="float">
            <text:p>0.96698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39394" calcext:value-type="float">
            <text:p>0.93939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861" calcext:value-type="float">
            <text:p>0.9686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163" calcext:value-type="float">
            <text:p>0.96916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2567" calcext:value-type="float">
            <text:p>0.96256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45813" calcext:value-type="float">
            <text:p>0.94581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54128" calcext:value-type="float">
            <text:p>0.95412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52128" calcext:value-type="float">
            <text:p>0.95212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9583" calcext:value-type="float">
            <text:p>0.98958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7184" calcext:value-type="float">
            <text:p>0.92718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43299" calcext:value-type="float">
            <text:p>0.94329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2366" calcext:value-type="float">
            <text:p>0.96236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7317" calcext:value-type="float">
            <text:p>0.95731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4286" calcext:value-type="float">
            <text:p>0.95428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53757" calcext:value-type="float">
            <text:p>0.953757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48864" calcext:value-type="float">
            <text:p>0.94886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47977" calcext:value-type="float">
            <text:p>0.94797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858" calcext:value-type="float">
            <text:p>0.9585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5977" calcext:value-type="float">
            <text:p>0.9597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52632" calcext:value-type="float">
            <text:p>0.95263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3958" calcext:value-type="float">
            <text:p>0.97395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1957" calcext:value-type="float">
            <text:p>0.96195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5307" calcext:value-type="float">
            <text:p>0.95530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46237" calcext:value-type="float">
            <text:p>0.946237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5858" calcext:value-type="float">
            <text:p>0.9585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49275" calcext:value-type="float">
            <text:p>0.94927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29032" calcext:value-type="float">
            <text:p>0.929032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58084" calcext:value-type="float">
            <text:p>0.95808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7888" calcext:value-type="float">
            <text:p>0.9378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37853" calcext:value-type="float">
            <text:p>0.93785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38272" calcext:value-type="float">
            <text:p>0.93827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6319" calcext:value-type="float">
            <text:p>0.96319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9136" calcext:value-type="float">
            <text:p>0.96913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47059" calcext:value-type="float">
            <text:p>0.94705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8085" calcext:value-type="float">
            <text:p>0.96808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15254" calcext:value-type="float">
            <text:p>0.91525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7012" calcext:value-type="float">
            <text:p>0.97701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58115" calcext:value-type="float">
            <text:p>0.958115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5122" calcext:value-type="float">
            <text:p>0.99512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51515" calcext:value-type="float">
            <text:p>0.95151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36585" calcext:value-type="float">
            <text:p>0.93658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1807" calcext:value-type="float">
            <text:p>0.9518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55414" calcext:value-type="float">
            <text:p>0.95541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6378" calcext:value-type="float">
            <text:p>0.97637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91667" calcext:value-type="float">
            <text:p>0.79166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0853072222222" calcext:value-type="float">
            <text:p>0.9508530722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0.818841" calcext:value-type="float">
            <text:p>0.818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108108" calcext:value-type="float">
            <text:p>0.108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.0674847" calcext:value-type="float">
            <text:p>0.06748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.768116" calcext:value-type="float">
            <text:p>0.7681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27273" calcext:value-type="float">
            <text:p>0.72727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2857" calcext:value-type="float">
            <text:p>0.89285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308" calcext:value-type="float">
            <text:p>0.94230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39024" calcext:value-type="float">
            <text:p>0.93902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7179" calcext:value-type="float">
            <text:p>0.98717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6897" calcext:value-type="float">
            <text:p>0.95689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1736" calcext:value-type="float">
            <text:p>0.99173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351" calcext:value-type="float">
            <text:p>0.9735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1698" calcext:value-type="float">
            <text:p>0.97169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7064" calcext:value-type="float">
            <text:p>0.97706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5368" calcext:value-type="float">
            <text:p>0.96536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061" calcext:value-type="float">
            <text:p>0.9906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1071" calcext:value-type="float">
            <text:p>0.99107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9391" calcext:value-type="float">
            <text:p>0.95939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35" calcext:value-type="float">
            <text:p>0.9723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2379" calcext:value-type="float">
            <text:p>0.98237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3451" calcext:value-type="float">
            <text:p>0.97345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5122" calcext:value-type="float">
            <text:p>0.99512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093" calcext:value-type="float">
            <text:p>0.97209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9798" calcext:value-type="float">
            <text:p>0.97979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4792" calcext:value-type="float">
            <text:p>0.99479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5124" calcext:value-type="float">
            <text:p>0.975124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5" calcext:value-type="float">
            <text:p>0.96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69849" calcext:value-type="float">
            <text:p>0.96984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4925" calcext:value-type="float">
            <text:p>0.98492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435" calcext:value-type="float">
            <text:p>0.99435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5516" calcext:value-type="float">
            <text:p>0.995516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49" calcext:value-type="float">
            <text:p>0.9744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9011" calcext:value-type="float">
            <text:p>0.98901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3976" calcext:value-type="float">
            <text:p>0.99397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7674" calcext:value-type="float">
            <text:p>0.94767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3827" calcext:value-type="float">
            <text:p>0.99382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007" calcext:value-type="float">
            <text:p>0.99300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7099" calcext:value-type="float">
            <text:p>0.977099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48467444444445" calcext:value-type="float">
            <text:p>0.948467444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764706" calcext:value-type="float">
            <text:p>0.7647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.0851064" calcext:value-type="float">
            <text:p>0.08510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.641791" calcext:value-type="float">
            <text:p>0.6417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4426" calcext:value-type="float">
            <text:p>0.93442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029" calcext:value-type="float">
            <text:p>0.94202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3303" calcext:value-type="float">
            <text:p>0.96330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7627" calcext:value-type="float">
            <text:p>0.95762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44785" calcext:value-type="float">
            <text:p>0.94478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0265" calcext:value-type="float">
            <text:p>0.96026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1807" calcext:value-type="float">
            <text:p>0.95180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2203" calcext:value-type="float">
            <text:p>0.93220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1651" calcext:value-type="float">
            <text:p>0.98165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0226" calcext:value-type="float">
            <text:p>0.95022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3303" calcext:value-type="float">
            <text:p>0.96330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8468" calcext:value-type="float">
            <text:p>0.96846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447" calcext:value-type="float">
            <text:p>0.944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47154" calcext:value-type="float">
            <text:p>0.94715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35961" calcext:value-type="float">
            <text:p>0.93596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46903" calcext:value-type="float">
            <text:p>0.94690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49772" calcext:value-type="float">
            <text:p>0.94977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0909" calcext:value-type="float">
            <text:p>0.99090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45274" calcext:value-type="float">
            <text:p>0.94527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1039" calcext:value-type="float">
            <text:p>0.96103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47644" calcext:value-type="float">
            <text:p>0.94764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4874" calcext:value-type="float">
            <text:p>0.97487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2174" calcext:value-type="float">
            <text:p>0.95217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47581" calcext:value-type="float">
            <text:p>0.94758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1963" calcext:value-type="float">
            <text:p>0.97196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43478" calcext:value-type="float">
            <text:p>0.94347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0338" calcext:value-type="float">
            <text:p>0.99033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58974" calcext:value-type="float">
            <text:p>0.95897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26702" calcext:value-type="float">
            <text:p>0.92670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6311" calcext:value-type="float">
            <text:p>0.95631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50276" calcext:value-type="float">
            <text:p>0.95027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56284" calcext:value-type="float">
            <text:p>0.95628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0732" calcext:value-type="float">
            <text:p>0.97073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59596" calcext:value-type="float">
            <text:p>0.95959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9325" calcext:value-type="float">
            <text:p>0.96932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67914" calcext:value-type="float">
            <text:p>0.96791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5665" calcext:value-type="float">
            <text:p>0.95566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46237" calcext:value-type="float">
            <text:p>0.94623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2527" calcext:value-type="float">
            <text:p>0.97252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3262" calcext:value-type="float">
            <text:p>0.97326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836" calcext:value-type="float">
            <text:p>0.97883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6425" calcext:value-type="float">
            <text:p>0.98642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0238" calcext:value-type="float">
            <text:p>0.97023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39759" calcext:value-type="float">
            <text:p>0.939759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47917" calcext:value-type="float">
            <text:p>0.94791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46746" calcext:value-type="float">
            <text:p>0.94674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5128" calcext:value-type="float">
            <text:p>0.955128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59064" calcext:value-type="float">
            <text:p>0.95906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0414" calcext:value-type="float">
            <text:p>0.9704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3038" calcext:value-type="float">
            <text:p>0.9430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46309" calcext:value-type="float">
            <text:p>0.94630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57055" calcext:value-type="float">
            <text:p>0.95705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66292" calcext:value-type="float">
            <text:p>0.96629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62162" calcext:value-type="float">
            <text:p>0.96216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60674" calcext:value-type="float">
            <text:p>0.96067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5092" calcext:value-type="float">
            <text:p>0.9509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0132" calcext:value-type="float">
            <text:p>0.98013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741" calcext:value-type="float">
            <text:p>0.99074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14815" calcext:value-type="float">
            <text:p>0.81481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48649" calcext:value-type="float">
            <text:p>0.648649</text:p>
          </table:table-cell>
          <table:table-cell table:number-columns-repeated="6"/>
        </table:table-row>
      </table:table>
      <table:table table:name="Sheet8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80])" office:value-type="float" office:value="0.957621" calcext:value-type="float">
            <text:p>0.957621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0.840659" calcext:value-type="float">
            <text:p>0.8406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.333333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13587" calcext:value-type="float">
            <text:p>0.135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.113208" calcext:value-type="float">
            <text:p>0.1132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.944099" calcext:value-type="float">
            <text:p>0.9440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18182" calcext:value-type="float">
            <text:p>0.81818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6667" calcext:value-type="float">
            <text:p>0.86666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3488" calcext:value-type="float">
            <text:p>0.9534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479" calcext:value-type="float">
            <text:p>0.9747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8304" calcext:value-type="float">
            <text:p>0.98830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5849" calcext:value-type="float">
            <text:p>0.98584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9821" calcext:value-type="float">
            <text:p>0.95982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1735" calcext:value-type="float">
            <text:p>0.98173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1831" calcext:value-type="float">
            <text:p>0.97183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7876" calcext:value-type="float">
            <text:p>0.97787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6077" calcext:value-type="float">
            <text:p>0.976077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2025" calcext:value-type="float">
            <text:p>0.9620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5369" calcext:value-type="float">
            <text:p>0.97536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0676" calcext:value-type="float">
            <text:p>0.98067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8889" calcext:value-type="float">
            <text:p>0.96888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6636" calcext:value-type="float">
            <text:p>0.97663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8586" calcext:value-type="float">
            <text:p>0.96858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48837" calcext:value-type="float">
            <text:p>0.94883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4874" calcext:value-type="float">
            <text:p>0.974874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995" calcext:value-type="float">
            <text:p>0.9899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3918" calcext:value-type="float">
            <text:p>0.96391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9695" calcext:value-type="float">
            <text:p>0.979695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005" calcext:value-type="float">
            <text:p>0.9900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43503" calcext:value-type="float">
            <text:p>0.94350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1043" calcext:value-type="float">
            <text:p>0.981043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6507" calcext:value-type="float">
            <text:p>0.96650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5854" calcext:value-type="float">
            <text:p>0.96585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957" calcext:value-type="float">
            <text:p>0.98395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8836" calcext:value-type="float">
            <text:p>0.978836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1014" calcext:value-type="float">
            <text:p>0.97101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67568" calcext:value-type="float">
            <text:p>0.967568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61111" calcext:value-type="float">
            <text:p>0.96111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3197" calcext:value-type="float">
            <text:p>0.993197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58824" calcext:value-type="float">
            <text:p>0.95882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076" calcext:value-type="float">
            <text:p>0.97076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9583" calcext:value-type="float">
            <text:p>0.98958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57576" calcext:value-type="float">
            <text:p>0.95757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4318" calcext:value-type="float">
            <text:p>0.99431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94924" calcext:value-type="float">
            <text:p>0.9949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7568" calcext:value-type="float">
            <text:p>0.96756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4253" calcext:value-type="float">
            <text:p>0.994253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61111" calcext:value-type="float">
            <text:p>0.96111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4576" calcext:value-type="float">
            <text:p>0.97457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4962" calcext:value-type="float">
            <text:p>0.98496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45205" calcext:value-type="float">
            <text:p>0.94520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07692" calcext:value-type="float">
            <text:p>0.807692</text:p>
          </table:table-cell>
          <table:table-cell table:number-columns-repeated="6"/>
        </table:table-row>
      </table:table>
      <table:table table:name="Sheet9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62448333333333" calcext:value-type="float">
            <text:p>0.9624483333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36538" calcext:value-type="float">
            <text:p>0.836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152439" calcext:value-type="float">
            <text:p>0.1524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0846561" calcext:value-type="float">
            <text:p>0.08465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782123" calcext:value-type="float">
            <text:p>0.7821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23529" calcext:value-type="float">
            <text:p>0.82352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5" calcext:value-type="float">
            <text:p>0.92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21569" calcext:value-type="float">
            <text:p>0.92156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3636" calcext:value-type="float">
            <text:p>0.96363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1613" calcext:value-type="float">
            <text:p>0.95161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68504" calcext:value-type="float">
            <text:p>0.96850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47761" calcext:value-type="float">
            <text:p>0.94776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67532" calcext:value-type="float">
            <text:p>0.967532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31035" calcext:value-type="float">
            <text:p>0.93103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2979" calcext:value-type="float">
            <text:p>0.98297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833" calcext:value-type="float">
            <text:p>0.97083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7593" calcext:value-type="float">
            <text:p>0.96759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5104" calcext:value-type="float">
            <text:p>0.97510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4249" calcext:value-type="float">
            <text:p>0.97424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374" calcext:value-type="float">
            <text:p>0.9837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549" calcext:value-type="float">
            <text:p>0.9754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0861" calcext:value-type="float">
            <text:p>0.98086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6364" calcext:value-type="float">
            <text:p>0.98636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4468" calcext:value-type="float">
            <text:p>0.97446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6726" calcext:value-type="float">
            <text:p>0.98672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0583" calcext:value-type="float">
            <text:p>0.98058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1165" calcext:value-type="float">
            <text:p>0.96116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8627" calcext:value-type="float">
            <text:p>0.96862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51111" calcext:value-type="float">
            <text:p>0.95111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6184" calcext:value-type="float">
            <text:p>0.96618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5" calcext:value-type="float">
            <text:p>0.98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1395" calcext:value-type="float">
            <text:p>0.98139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5962" calcext:value-type="float">
            <text:p>0.97596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69072" calcext:value-type="float">
            <text:p>0.969072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65854" calcext:value-type="float">
            <text:p>0.96585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5347" calcext:value-type="float">
            <text:p>0.965347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9189" calcext:value-type="float">
            <text:p>0.98918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1111" calcext:value-type="float">
            <text:p>0.961111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8827" calcext:value-type="float">
            <text:p>0.988827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6175" calcext:value-type="float">
            <text:p>0.98617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4924" calcext:value-type="float">
            <text:p>0.994924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65986" calcext:value-type="float">
            <text:p>0.96598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9325" calcext:value-type="float">
            <text:p>0.96932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4824" calcext:value-type="float">
            <text:p>0.96482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7097" calcext:value-type="float">
            <text:p>0.98709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898" calcext:value-type="float">
            <text:p>0.9948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0099" calcext:value-type="float">
            <text:p>0.9800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4709" calcext:value-type="float">
            <text:p>0.99470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076" calcext:value-type="float">
            <text:p>0.9707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4043" calcext:value-type="float">
            <text:p>0.98404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6331" calcext:value-type="float">
            <text:p>0.97633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3548" calcext:value-type="float">
            <text:p>0.99354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012" calcext:value-type="float">
            <text:p>0.99401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8571" calcext:value-type="float">
            <text:p>0.98857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1013" calcext:value-type="float">
            <text:p>0.981013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9866" calcext:value-type="float">
            <text:p>0.97986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</table:table>
      <table:table table:name="Sheet10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6667" calcext:value-type="float">
            <text:p>0.666667</text:p>
          </table:table-cell>
          <table:table-cell table:formula="of:=AVERAGE([.B1:.B180])" office:value-type="float" office:value="0.952705316666667" calcext:value-type="float">
            <text:p>0.952705316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.894737" calcext:value-type="float">
            <text:p>0.8947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64407" calcext:value-type="float">
            <text:p>0.86440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1035" calcext:value-type="float">
            <text:p>0.93103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2029" calcext:value-type="float">
            <text:p>0.94202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4138" calcext:value-type="float">
            <text:p>0.97413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9016" calcext:value-type="float">
            <text:p>0.95901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1832" calcext:value-type="float">
            <text:p>0.96183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2481" calcext:value-type="float">
            <text:p>0.99248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3801" calcext:value-type="float">
            <text:p>0.96380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5854" calcext:value-type="float">
            <text:p>0.96585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56938" calcext:value-type="float">
            <text:p>0.95693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5845" calcext:value-type="float">
            <text:p>0.97584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4338" calcext:value-type="float">
            <text:p>0.954338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3052" calcext:value-type="float">
            <text:p>0.95305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80296" calcext:value-type="float">
            <text:p>0.98029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45274" calcext:value-type="float">
            <text:p>0.94527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6175" calcext:value-type="float">
            <text:p>0.98617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" calcext:value-type="float">
            <text:p>0.9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6077" calcext:value-type="float">
            <text:p>0.976077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35" calcext:value-type="float">
            <text:p>0.93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3801" calcext:value-type="float">
            <text:p>0.96380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38144" calcext:value-type="float">
            <text:p>0.93814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6851" calcext:value-type="float">
            <text:p>0.96685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0976" calcext:value-type="float">
            <text:p>0.96097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68421" calcext:value-type="float">
            <text:p>0.96842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4709" calcext:value-type="float">
            <text:p>0.9470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1219" calcext:value-type="float">
            <text:p>0.95121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66887" calcext:value-type="float">
            <text:p>0.9668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5507" calcext:value-type="float">
            <text:p>0.98550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124" calcext:value-type="float">
            <text:p>0.9612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7055" calcext:value-type="float">
            <text:p>0.95705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0704" calcext:value-type="float">
            <text:p>0.95070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988" calcext:value-type="float">
            <text:p>0.9698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7578" calcext:value-type="float">
            <text:p>0.98757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37853" calcext:value-type="float">
            <text:p>0.93785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0894" calcext:value-type="float">
            <text:p>0.960894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1013" calcext:value-type="float">
            <text:p>0.98101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58824" calcext:value-type="float">
            <text:p>0.95882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56044" calcext:value-type="float">
            <text:p>0.95604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9302" calcext:value-type="float">
            <text:p>0.95930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69512" calcext:value-type="float">
            <text:p>0.96951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351" calcext:value-type="float">
            <text:p>0.9735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6216" calcext:value-type="float">
            <text:p>0.96621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50276" calcext:value-type="float">
            <text:p>0.95027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55975" calcext:value-type="float">
            <text:p>0.95597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49367" calcext:value-type="float">
            <text:p>0.94936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4382" calcext:value-type="float">
            <text:p>0.99438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3939" calcext:value-type="float">
            <text:p>0.99393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3151" calcext:value-type="float">
            <text:p>0.99315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9438" calcext:value-type="float">
            <text:p>0.94943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5625" calcext:value-type="float">
            <text:p>0.9562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7654" calcext:value-type="float">
            <text:p>0.977654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48571" calcext:value-type="float">
            <text:p>0.94857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3671" calcext:value-type="float">
            <text:p>0.99367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0519" calcext:value-type="float">
            <text:p>0.980519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1707" calcext:value-type="float">
            <text:p>0.981707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3548" calcext:value-type="float">
            <text:p>0.99354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6319" calcext:value-type="float">
            <text:p>0.9631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1013" calcext:value-type="float">
            <text:p>0.98101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4505" calcext:value-type="float">
            <text:p>0.99450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2857" calcext:value-type="float">
            <text:p>0.99285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374" calcext:value-type="float">
            <text:p>0.9837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47826" calcext:value-type="float">
            <text:p>0.74782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7949" calcext:value-type="float">
            <text:p>0.717949</text:p>
          </table:table-cell>
          <table:table-cell table:number-columns-repeated="6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5554915" calcext:value-type="float">
            <text:p>0.9555491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0.795238" calcext:value-type="float">
            <text:p>0.795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.0903614" calcext:value-type="float">
            <text:p>0.09036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.872611" calcext:value-type="float">
            <text:p>0.8726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46154" calcext:value-type="float">
            <text:p>0.84615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7273" calcext:value-type="float">
            <text:p>0.92727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3396" calcext:value-type="float">
            <text:p>0.94339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48718" calcext:value-type="float">
            <text:p>0.94871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4706" calcext:value-type="float">
            <text:p>0.9647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2593" calcext:value-type="float">
            <text:p>0.99259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5975" calcext:value-type="float">
            <text:p>0.95597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9866" calcext:value-type="float">
            <text:p>0.97986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546" calcext:value-type="float">
            <text:p>0.9754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4082" calcext:value-type="float">
            <text:p>0.954082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6526" calcext:value-type="float">
            <text:p>0.97652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5437" calcext:value-type="float">
            <text:p>0.98543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5962" calcext:value-type="float">
            <text:p>0.97596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4925" calcext:value-type="float">
            <text:p>0.98492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0676" calcext:value-type="float">
            <text:p>0.98067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4602" calcext:value-type="float">
            <text:p>0.96460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0244" calcext:value-type="float">
            <text:p>0.990244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4681" calcext:value-type="float">
            <text:p>0.99468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4126" calcext:value-type="float">
            <text:p>0.96412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5366" calcext:value-type="float">
            <text:p>0.98536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8903" calcext:value-type="float">
            <text:p>0.978903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0099" calcext:value-type="float">
            <text:p>0.98009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54751" calcext:value-type="float">
            <text:p>0.95475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6175" calcext:value-type="float">
            <text:p>0.98617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5577" calcext:value-type="float">
            <text:p>0.98557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62791" calcext:value-type="float">
            <text:p>0.96279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4497" calcext:value-type="float">
            <text:p>0.964497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154" calcext:value-type="float">
            <text:p>0.97315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648" calcext:value-type="float">
            <text:p>0.9664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56757" calcext:value-type="float">
            <text:p>0.95675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3415" calcext:value-type="float">
            <text:p>0.96341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913" calcext:value-type="float">
            <text:p>0.98913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63855" calcext:value-type="float">
            <text:p>0.96385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4737" calcext:value-type="float">
            <text:p>0.99473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4211" calcext:value-type="float">
            <text:p>0.98421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913" calcext:value-type="float">
            <text:p>0.9891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99" calcext:value-type="float">
            <text:p>0.9799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9071" calcext:value-type="float">
            <text:p>0.98907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57831" calcext:value-type="float">
            <text:p>0.95783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759" calcext:value-type="float">
            <text:p>0.98275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3425" calcext:value-type="float">
            <text:p>0.98342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0521" calcext:value-type="float">
            <text:p>0.99052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59538" calcext:value-type="float">
            <text:p>0.95953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3976" calcext:value-type="float">
            <text:p>0.99397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50549" calcext:value-type="float">
            <text:p>0.9505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9021" calcext:value-type="float">
            <text:p>0.97902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2958" calcext:value-type="float">
            <text:p>0.99295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3902" calcext:value-type="float">
            <text:p>0.99390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61905" calcext:value-type="float">
            <text:p>0.761905</text:p>
          </table:table-cell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6667" calcext:value-type="float">
            <text:p>0.666667</text:p>
          </table:table-cell>
          <table:table-cell table:formula="of:=AVERAGE([.B1:.B168])" office:value-type="float" office:value="0.960056892857143" calcext:value-type="float">
            <text:p>0.9600568929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81517" calcext:value-type="float">
            <text:p>0.881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174699" calcext:value-type="float">
            <text:p>0.174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65605" calcext:value-type="float">
            <text:p>0.1656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772947" calcext:value-type="float">
            <text:p>0.7729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0.948387" calcext:value-type="float">
            <text:p>0.948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184615" calcext:value-type="float">
            <text:p>0.1846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571" calcext:value-type="float">
            <text:p>0.928571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69231" calcext:value-type="float">
            <text:p>0.76923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0298" calcext:value-type="float">
            <text:p>0.94029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5882" calcext:value-type="float">
            <text:p>0.95588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5366" calcext:value-type="float">
            <text:p>0.985366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0991" calcext:value-type="float">
            <text:p>0.99099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6239" calcext:value-type="float">
            <text:p>0.98623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5065" calcext:value-type="float">
            <text:p>0.96506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7213" calcext:value-type="float">
            <text:p>0.96721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235" calcext:value-type="float">
            <text:p>0.9723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0566" calcext:value-type="float">
            <text:p>0.99056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5652" calcext:value-type="float">
            <text:p>0.99565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7136" calcext:value-type="float">
            <text:p>0.96713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69543" calcext:value-type="float">
            <text:p>0.96954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6364" calcext:value-type="float">
            <text:p>0.98636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7069" calcext:value-type="float">
            <text:p>0.98706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1266" calcext:value-type="float">
            <text:p>0.99126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4082" calcext:value-type="float">
            <text:p>0.954082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6852" calcext:value-type="float">
            <text:p>0.97685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7376" calcext:value-type="float">
            <text:p>0.97737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3542" calcext:value-type="float">
            <text:p>0.963542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9695" calcext:value-type="float">
            <text:p>0.97969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4536" calcext:value-type="float">
            <text:p>0.994536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6415" calcext:value-type="float">
            <text:p>0.976415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5049" calcext:value-type="float">
            <text:p>0.99504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4023" calcext:value-type="float">
            <text:p>0.95402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3158" calcext:value-type="float">
            <text:p>0.96315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9487" calcext:value-type="float">
            <text:p>0.97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2733" calcext:value-type="float">
            <text:p>0.96273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94595" calcext:value-type="float">
            <text:p>0.99459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0698" calcext:value-type="float">
            <text:p>0.99069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64103" calcext:value-type="float">
            <text:p>0.96410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4475" calcext:value-type="float">
            <text:p>0.99447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5248" calcext:value-type="float">
            <text:p>0.97524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1591" calcext:value-type="float">
            <text:p>0.97159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3146" calcext:value-type="float">
            <text:p>0.98314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94536" calcext:value-type="float">
            <text:p>0.99453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125" calcext:value-type="float">
            <text:p>0.9812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8506" calcext:value-type="float">
            <text:p>0.98850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861" calcext:value-type="float">
            <text:p>0.97861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9637" calcext:value-type="float">
            <text:p>0.989637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95" calcext:value-type="float">
            <text:p>0.9949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1264" calcext:value-type="float">
            <text:p>0.97126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9058" calcext:value-type="float">
            <text:p>0.97905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4318" calcext:value-type="float">
            <text:p>0.99431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456" calcext:value-type="float">
            <text:p>0.982456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6842" calcext:value-type="float">
            <text:p>0.98684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4118" calcext:value-type="float">
            <text:p>0.994118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94318" calcext:value-type="float">
            <text:p>0.994318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3711" calcext:value-type="float">
            <text:p>0.99371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4565" calcext:value-type="float">
            <text:p>0.99456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94924" calcext:value-type="float">
            <text:p>0.99492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9418" calcext:value-type="float">
            <text:p>0.98941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67949" calcext:value-type="float">
            <text:p>0.96794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95" calcext:value-type="float">
            <text:p>0.98895</text:p>
          </table:table-cell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68])" office:value-type="float" office:value="0.962656904761905" calcext:value-type="float">
            <text:p>0.962656904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77778" calcext:value-type="float">
            <text:p>0.77777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0.927632" calcext:value-type="float">
            <text:p>0.9276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3077" calcext:value-type="float">
            <text:p>0.923077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16875" calcext:value-type="float">
            <text:p>0.16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44444" calcext:value-type="float">
            <text:p>0.944444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46341" calcext:value-type="float">
            <text:p>0.1463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780105" calcext:value-type="float">
            <text:p>0.7801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12281" calcext:value-type="float">
            <text:p>0.91228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14286" calcext:value-type="float">
            <text:p>0.91428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3125" calcext:value-type="float">
            <text:p>0.95312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39394" calcext:value-type="float">
            <text:p>0.93939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0909" calcext:value-type="float">
            <text:p>0.99090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7143" calcext:value-type="float">
            <text:p>0.95714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2756" calcext:value-type="float">
            <text:p>0.95275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7612" calcext:value-type="float">
            <text:p>0.97761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5728" calcext:value-type="float">
            <text:p>0.97572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6959" calcext:value-type="float">
            <text:p>0.97695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69" calcext:value-type="float">
            <text:p>0.986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7547" calcext:value-type="float">
            <text:p>0.95754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7552" calcext:value-type="float">
            <text:p>0.98755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3193" calcext:value-type="float">
            <text:p>0.98319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1489" calcext:value-type="float">
            <text:p>0.99148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9828" calcext:value-type="float">
            <text:p>0.96982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0521" calcext:value-type="float">
            <text:p>0.99052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5882" calcext:value-type="float">
            <text:p>0.95588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876" calcext:value-type="float">
            <text:p>0.97787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99" calcext:value-type="float">
            <text:p>0.979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0732" calcext:value-type="float">
            <text:p>0.97073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5349" calcext:value-type="float">
            <text:p>0.99534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2222" calcext:value-type="float">
            <text:p>0.98222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1193" calcext:value-type="float">
            <text:p>0.97119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4536" calcext:value-type="float">
            <text:p>0.98453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1751" calcext:value-type="float">
            <text:p>0.97175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8912" calcext:value-type="float">
            <text:p>0.96891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5646" calcext:value-type="float">
            <text:p>0.98564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66102" calcext:value-type="float">
            <text:p>0.96610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4975" calcext:value-type="float">
            <text:p>0.99497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4646" calcext:value-type="float">
            <text:p>0.96464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6239" calcext:value-type="float">
            <text:p>0.98623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2527" calcext:value-type="float">
            <text:p>0.97252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4286" calcext:value-type="float">
            <text:p>0.994286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4912" calcext:value-type="float">
            <text:p>0.96491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2376" calcext:value-type="float">
            <text:p>0.97237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58824" calcext:value-type="float">
            <text:p>0.95882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4694" calcext:value-type="float">
            <text:p>0.98469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9058" calcext:value-type="float">
            <text:p>0.97905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0676" calcext:value-type="float">
            <text:p>0.98067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8549" calcext:value-type="float">
            <text:p>0.958549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9305" calcext:value-type="float">
            <text:p>0.98930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3696" calcext:value-type="float">
            <text:p>0.983696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9189" calcext:value-type="float">
            <text:p>0.98918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3262" calcext:value-type="float">
            <text:p>0.97326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324" calcext:value-type="float">
            <text:p>0.9832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69136" calcext:value-type="float">
            <text:p>0.96913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2766" calcext:value-type="float">
            <text:p>0.96276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57219" calcext:value-type="float">
            <text:p>0.95721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439" calcext:value-type="float">
            <text:p>0.98843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3784" calcext:value-type="float">
            <text:p>0.98378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7401" calcext:value-type="float">
            <text:p>0.97740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1595" calcext:value-type="float">
            <text:p>0.9815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0385" calcext:value-type="float">
            <text:p>0.99038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695" calcext:value-type="float">
            <text:p>0.97969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3545" calcext:value-type="float">
            <text:p>0.97354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4186" calcext:value-type="float">
            <text:p>0.99418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4012" calcext:value-type="float">
            <text:p>0.994012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5758" calcext:value-type="float">
            <text:p>0.97575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3865" calcext:value-type="float">
            <text:p>0.99386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9529" calcext:value-type="float">
            <text:p>0.98952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4681" calcext:value-type="float">
            <text:p>0.99468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4194" calcext:value-type="float">
            <text:p>0.97419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2301" calcext:value-type="float">
            <text:p>0.98230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14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table:formula="of:=AVERAGE([.B1:.B180])" office:value-type="float" office:value="0.956719383333333" calcext:value-type="float">
            <text:p>0.956719383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.116279" calcext:value-type="float">
            <text:p>0.1162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.807692" calcext:value-type="float">
            <text:p>0.8076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85714" calcext:value-type="float">
            <text:p>0.78571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38462" calcext:value-type="float">
            <text:p>0.938462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49153" calcext:value-type="float">
            <text:p>0.94915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30556" calcext:value-type="float">
            <text:p>0.93055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35065" calcext:value-type="float">
            <text:p>0.93506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7612" calcext:value-type="float">
            <text:p>0.97761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38462" calcext:value-type="float">
            <text:p>0.938462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43089" calcext:value-type="float">
            <text:p>0.94308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34307" calcext:value-type="float">
            <text:p>0.93430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6835" calcext:value-type="float">
            <text:p>0.95683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2687" calcext:value-type="float">
            <text:p>0.962687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191" calcext:value-type="float">
            <text:p>0.9719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5248" calcext:value-type="float">
            <text:p>0.97524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4576" calcext:value-type="float">
            <text:p>0.97457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1292" calcext:value-type="float">
            <text:p>0.97129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671" calcext:value-type="float">
            <text:p>0.95671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7944" calcext:value-type="float">
            <text:p>0.95794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0315" calcext:value-type="float">
            <text:p>0.98031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235" calcext:value-type="float">
            <text:p>0.9723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537" calcext:value-type="float">
            <text:p>0.99537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67347" calcext:value-type="float">
            <text:p>0.967347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0198" calcext:value-type="float">
            <text:p>0.980198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4709" calcext:value-type="float">
            <text:p>0.94709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1963" calcext:value-type="float">
            <text:p>0.97196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6425" calcext:value-type="float">
            <text:p>0.98642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47867" calcext:value-type="float">
            <text:p>0.94786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549" calcext:value-type="float">
            <text:p>0.9754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2477" calcext:value-type="float">
            <text:p>0.97247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2477" calcext:value-type="float">
            <text:p>0.97247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7376" calcext:value-type="float">
            <text:p>0.97737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0783" calcext:value-type="float">
            <text:p>0.99078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3262" calcext:value-type="float">
            <text:p>0.97326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46524" calcext:value-type="float">
            <text:p>0.94652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55556" calcext:value-type="float">
            <text:p>0.955556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7568" calcext:value-type="float">
            <text:p>0.96756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9744" calcext:value-type="float">
            <text:p>0.989744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8326" calcext:value-type="float">
            <text:p>0.96832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2067" calcext:value-type="float">
            <text:p>0.972067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43878" calcext:value-type="float">
            <text:p>0.94387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0488" calcext:value-type="float">
            <text:p>0.98048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2441" calcext:value-type="float">
            <text:p>0.962441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5224" calcext:value-type="float">
            <text:p>0.95522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1957" calcext:value-type="float">
            <text:p>0.96195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2678" calcext:value-type="float">
            <text:p>0.97267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4619" calcext:value-type="float">
            <text:p>0.974619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63731" calcext:value-type="float">
            <text:p>0.96373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9543" calcext:value-type="float">
            <text:p>0.96954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4874" calcext:value-type="float">
            <text:p>0.974874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861" calcext:value-type="float">
            <text:p>0.9786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4737" calcext:value-type="float">
            <text:p>0.994737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5098" calcext:value-type="float">
            <text:p>0.995098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8378" calcext:value-type="float">
            <text:p>0.97837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79058" calcext:value-type="float">
            <text:p>0.97905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68153" calcext:value-type="float">
            <text:p>0.96815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2558" calcext:value-type="float">
            <text:p>0.98255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243" calcext:value-type="float">
            <text:p>0.99324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8701" calcext:value-type="float">
            <text:p>0.98870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1098" calcext:value-type="float">
            <text:p>0.97109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4456" calcext:value-type="float">
            <text:p>0.98445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55056" calcext:value-type="float">
            <text:p>0.955056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4444" calcext:value-type="float">
            <text:p>0.994444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4293" calcext:value-type="float">
            <text:p>0.984293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3516" calcext:value-type="float">
            <text:p>0.98351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3415" calcext:value-type="float">
            <text:p>0.963415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2857" calcext:value-type="float">
            <text:p>0.98285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4772" calcext:value-type="float">
            <text:p>0.98477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3118" calcext:value-type="float">
            <text:p>0.97311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549" calcext:value-type="float">
            <text:p>0.97549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6608" calcext:value-type="float">
            <text:p>0.97660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7179" calcext:value-type="float">
            <text:p>0.98717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4012" calcext:value-type="float">
            <text:p>0.99401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4012" calcext:value-type="float">
            <text:p>0.99401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6048" calcext:value-type="float">
            <text:p>0.97604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8506" calcext:value-type="float">
            <text:p>0.988506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4048" calcext:value-type="float">
            <text:p>0.99404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2527" calcext:value-type="float">
            <text:p>0.97252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94536" calcext:value-type="float">
            <text:p>0.99453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2955" calcext:value-type="float">
            <text:p>0.98295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2406" calcext:value-type="float">
            <text:p>0.96240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Sheet15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857278988888889" calcext:value-type="float">
            <text:p>0.8572789889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0.301724" calcext:value-type="float">
            <text:p>0.301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0.00355872" calcext:value-type="float">
            <text:p>0.00355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0.0320513" calcext:value-type="float">
            <text:p>0.03205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0.415686" calcext:value-type="float">
            <text:p>0.4156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42105" calcext:value-type="float">
            <text:p>0.84210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92308" calcext:value-type="float">
            <text:p>0.692308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125" calcext:value-type="float">
            <text:p>0.812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70968" calcext:value-type="float">
            <text:p>0.87096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5714" calcext:value-type="float">
            <text:p>0.88571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18919" calcext:value-type="float">
            <text:p>0.91891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0714" calcext:value-type="float">
            <text:p>0.91071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90625" calcext:value-type="float">
            <text:p>0.89062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4058" calcext:value-type="float">
            <text:p>0.8405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91892" calcext:value-type="float">
            <text:p>0.89189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24528" calcext:value-type="float">
            <text:p>0.92452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96552" calcext:value-type="float">
            <text:p>0.89655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98734" calcext:value-type="float">
            <text:p>0.89873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92308" calcext:value-type="float">
            <text:p>0.89230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12088" calcext:value-type="float">
            <text:p>0.912088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48837" calcext:value-type="float">
            <text:p>0.848837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87755" calcext:value-type="float">
            <text:p>0.88775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55422" calcext:value-type="float">
            <text:p>0.85542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79433" calcext:value-type="float">
            <text:p>0.87943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35714" calcext:value-type="float">
            <text:p>0.93571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65116" calcext:value-type="float">
            <text:p>0.86511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01288" calcext:value-type="float">
            <text:p>0.90128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12281" calcext:value-type="float">
            <text:p>0.91228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73786" calcext:value-type="float">
            <text:p>0.87378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859813" calcext:value-type="float">
            <text:p>0.859813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78505" calcext:value-type="float">
            <text:p>0.87850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7234" calcext:value-type="float">
            <text:p>0.8723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9011" calcext:value-type="float">
            <text:p>0.89011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76984" calcext:value-type="float">
            <text:p>0.87698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74101" calcext:value-type="float">
            <text:p>0.87410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13621" calcext:value-type="float">
            <text:p>0.91362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99329" calcext:value-type="float">
            <text:p>0.89932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874576" calcext:value-type="float">
            <text:p>0.87457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76623" calcext:value-type="float">
            <text:p>0.87662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878788" calcext:value-type="float">
            <text:p>0.87878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13907" calcext:value-type="float">
            <text:p>0.91390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86288" calcext:value-type="float">
            <text:p>0.88628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11111" calcext:value-type="float">
            <text:p>0.91111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73874" calcext:value-type="float">
            <text:p>0.87387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7305" calcext:value-type="float">
            <text:p>0.84730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860068" calcext:value-type="float">
            <text:p>0.86006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863333" calcext:value-type="float">
            <text:p>0.863333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885135" calcext:value-type="float">
            <text:p>0.88513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97436" calcext:value-type="float">
            <text:p>0.89743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883721" calcext:value-type="float">
            <text:p>0.88372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1043" calcext:value-type="float">
            <text:p>0.91104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7234" calcext:value-type="float">
            <text:p>0.8723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92361" calcext:value-type="float">
            <text:p>0.89236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16944" calcext:value-type="float">
            <text:p>0.91694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874598" calcext:value-type="float">
            <text:p>0.87459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69048" calcext:value-type="float">
            <text:p>0.86904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17763" calcext:value-type="float">
            <text:p>0.917763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859155" calcext:value-type="float">
            <text:p>0.85915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890196" calcext:value-type="float">
            <text:p>0.89019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73134" calcext:value-type="float">
            <text:p>0.87313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01099" calcext:value-type="float">
            <text:p>0.90109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871595" calcext:value-type="float">
            <text:p>0.87159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16981" calcext:value-type="float">
            <text:p>0.91698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70432" calcext:value-type="float">
            <text:p>0.87043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883562" calcext:value-type="float">
            <text:p>0.88356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896429" calcext:value-type="float">
            <text:p>0.89642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895307" calcext:value-type="float">
            <text:p>0.895307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12587" calcext:value-type="float">
            <text:p>0.912587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36759" calcext:value-type="float">
            <text:p>0.93675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67347" calcext:value-type="float">
            <text:p>0.86734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873817" calcext:value-type="float">
            <text:p>0.873817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10714" calcext:value-type="float">
            <text:p>0.910714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893471" calcext:value-type="float">
            <text:p>0.893471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60544" calcext:value-type="float">
            <text:p>0.86054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71324" calcext:value-type="float">
            <text:p>0.871324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85714" calcext:value-type="float">
            <text:p>0.88571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03226" calcext:value-type="float">
            <text:p>0.90322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92473" calcext:value-type="float">
            <text:p>0.89247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93773" calcext:value-type="float">
            <text:p>0.89377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09836" calcext:value-type="float">
            <text:p>0.909836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00369" calcext:value-type="float">
            <text:p>0.90036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19732" calcext:value-type="float">
            <text:p>0.9197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878788" calcext:value-type="float">
            <text:p>0.878788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03704" calcext:value-type="float">
            <text:p>0.90370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885185" calcext:value-type="float">
            <text:p>0.88518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20578" calcext:value-type="float">
            <text:p>0.92057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04059" calcext:value-type="float">
            <text:p>0.90405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0681" calcext:value-type="float">
            <text:p>0.9068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74539" calcext:value-type="float">
            <text:p>0.87453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76364" calcext:value-type="float">
            <text:p>0.87636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893993" calcext:value-type="float">
            <text:p>0.89399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890152" calcext:value-type="float">
            <text:p>0.890152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828897" calcext:value-type="float">
            <text:p>0.82889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856089" calcext:value-type="float">
            <text:p>0.856089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896414" calcext:value-type="float">
            <text:p>0.896414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878893" calcext:value-type="float">
            <text:p>0.878893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873606" calcext:value-type="float">
            <text:p>0.873606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856061" calcext:value-type="float">
            <text:p>0.8560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01754" calcext:value-type="float">
            <text:p>0.90175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692" calcext:value-type="float">
            <text:p>0.8669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365" calcext:value-type="float">
            <text:p>0.829365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8" calcext:value-type="float">
            <text:p>0.8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891566" calcext:value-type="float">
            <text:p>0.89156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887681" calcext:value-type="float">
            <text:p>0.88768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899598" calcext:value-type="float">
            <text:p>0.89959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11197" calcext:value-type="float">
            <text:p>0.91119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856589" calcext:value-type="float">
            <text:p>0.85658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870748" calcext:value-type="float">
            <text:p>0.87074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881919" calcext:value-type="float">
            <text:p>0.881919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885932" calcext:value-type="float">
            <text:p>0.88593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893939" calcext:value-type="float">
            <text:p>0.89393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895911" calcext:value-type="float">
            <text:p>0.89591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83004" calcext:value-type="float">
            <text:p>0.83004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889286" calcext:value-type="float">
            <text:p>0.88928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01818" calcext:value-type="float">
            <text:p>0.90181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884774" calcext:value-type="float">
            <text:p>0.88477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89734" calcext:value-type="float">
            <text:p>0.889734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22794" calcext:value-type="float">
            <text:p>0.92279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68056" calcext:value-type="float">
            <text:p>0.868056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886076" calcext:value-type="float">
            <text:p>0.886076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46154" calcext:value-type="float">
            <text:p>0.84615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46457" calcext:value-type="float">
            <text:p>0.846457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92241" calcext:value-type="float">
            <text:p>0.89224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13357" calcext:value-type="float">
            <text:p>0.913357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23741" calcext:value-type="float">
            <text:p>0.82374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856089" calcext:value-type="float">
            <text:p>0.85608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16388" calcext:value-type="float">
            <text:p>0.916388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898876" calcext:value-type="float">
            <text:p>0.89887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19414" calcext:value-type="float">
            <text:p>0.91941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894161" calcext:value-type="float">
            <text:p>0.89416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869565" calcext:value-type="float">
            <text:p>0.86956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849206" calcext:value-type="float">
            <text:p>0.84920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847534" calcext:value-type="float">
            <text:p>0.84753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83913" calcext:value-type="float">
            <text:p>0.83913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827273" calcext:value-type="float">
            <text:p>0.82727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4141" calcext:value-type="float">
            <text:p>0.8414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3235" calcext:value-type="float">
            <text:p>0.713235</text:p>
          </table:table-cell>
          <table:table-cell table:number-columns-repeated="6"/>
        </table:table-row>
      </table:table>
      <table:table table:name="Sheet16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51155877777778" calcext:value-type="float">
            <text:p>0.9511558778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631841" calcext:value-type="float">
            <text:p>0.631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182796" calcext:value-type="float">
            <text:p>0.182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929515" calcext:value-type="float">
            <text:p>0.9295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69231" calcext:value-type="float">
            <text:p>0.76923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84615" calcext:value-type="float">
            <text:p>0.88461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1818" calcext:value-type="float">
            <text:p>0.93181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18367" calcext:value-type="float">
            <text:p>0.91836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11765" calcext:value-type="float">
            <text:p>0.91176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2025" calcext:value-type="float">
            <text:p>0.96202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42529" calcext:value-type="float">
            <text:p>0.94252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45946" calcext:value-type="float">
            <text:p>0.94594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60396" calcext:value-type="float">
            <text:p>0.96039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7983" calcext:value-type="float">
            <text:p>0.95798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5975" calcext:value-type="float">
            <text:p>0.95597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3216" calcext:value-type="float">
            <text:p>0.95321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6346" calcext:value-type="float">
            <text:p>0.96634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6959" calcext:value-type="float">
            <text:p>0.976959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1564" calcext:value-type="float">
            <text:p>0.97156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4138" calcext:value-type="float">
            <text:p>0.97413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3271" calcext:value-type="float">
            <text:p>0.95327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0339" calcext:value-type="float">
            <text:p>0.97033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0159" calcext:value-type="float">
            <text:p>0.96015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063" calcext:value-type="float">
            <text:p>0.9606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68354" calcext:value-type="float">
            <text:p>0.96835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417" calcext:value-type="float">
            <text:p>0.97417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5539" calcext:value-type="float">
            <text:p>0.9553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6254" calcext:value-type="float">
            <text:p>0.98625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093" calcext:value-type="float">
            <text:p>0.9709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5398" calcext:value-type="float">
            <text:p>0.96539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124" calcext:value-type="float">
            <text:p>0.977124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281" calcext:value-type="float">
            <text:p>0.9728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7419" calcext:value-type="float">
            <text:p>0.97741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4169" calcext:value-type="float">
            <text:p>0.96416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53704" calcext:value-type="float">
            <text:p>0.95370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1519" calcext:value-type="float">
            <text:p>0.97151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471" calcext:value-type="float">
            <text:p>0.9847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1061" calcext:value-type="float">
            <text:p>0.97106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699" calcext:value-type="float">
            <text:p>0.9699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3855" calcext:value-type="float">
            <text:p>0.96385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7707" calcext:value-type="float">
            <text:p>0.97770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3856" calcext:value-type="float">
            <text:p>0.97385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129" calcext:value-type="float">
            <text:p>0.96129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64052" calcext:value-type="float">
            <text:p>0.96405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7456" calcext:value-type="float">
            <text:p>0.96745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1698" calcext:value-type="float">
            <text:p>0.97169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651" calcext:value-type="float">
            <text:p>0.9765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6589" calcext:value-type="float">
            <text:p>0.97658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6254" calcext:value-type="float">
            <text:p>0.98625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7915" calcext:value-type="float">
            <text:p>0.98791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417" calcext:value-type="float">
            <text:p>0.9741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6867" calcext:value-type="float">
            <text:p>0.96686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93399" calcext:value-type="float">
            <text:p>0.99339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2818" calcext:value-type="float">
            <text:p>0.982818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01" calcext:value-type="float">
            <text:p>0.970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8328" calcext:value-type="float">
            <text:p>0.97832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491" calcext:value-type="float">
            <text:p>0.9749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2318" calcext:value-type="float">
            <text:p>0.97231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4729" calcext:value-type="float">
            <text:p>0.974729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6811" calcext:value-type="float">
            <text:p>0.95681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9286" calcext:value-type="float">
            <text:p>0.989286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2699" calcext:value-type="float">
            <text:p>0.982699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6254" calcext:value-type="float">
            <text:p>0.98625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278" calcext:value-type="float">
            <text:p>0.9927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5765" calcext:value-type="float">
            <text:p>0.98576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9726" calcext:value-type="float">
            <text:p>0.98972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3789" calcext:value-type="float">
            <text:p>0.993789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2789" calcext:value-type="float">
            <text:p>0.972789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2394" calcext:value-type="float">
            <text:p>0.98239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4314" calcext:value-type="float">
            <text:p>0.984314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9522" calcext:value-type="float">
            <text:p>0.97952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2014" calcext:value-type="float">
            <text:p>0.98201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9324" calcext:value-type="float">
            <text:p>0.98932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6753" calcext:value-type="float">
            <text:p>0.99675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5945" calcext:value-type="float">
            <text:p>0.975945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831" calcext:value-type="float">
            <text:p>0.97183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96491" calcext:value-type="float">
            <text:p>0.996491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72881" calcext:value-type="float">
            <text:p>0.97288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1685" calcext:value-type="float">
            <text:p>0.981685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0952" calcext:value-type="float">
            <text:p>0.98095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5862" calcext:value-type="float">
            <text:p>0.97586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4436" calcext:value-type="float">
            <text:p>0.98443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2754" calcext:value-type="float">
            <text:p>0.99275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893" calcext:value-type="float">
            <text:p>0.98893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056" calcext:value-type="float">
            <text:p>0.99305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9051" calcext:value-type="float">
            <text:p>0.98905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556" calcext:value-type="float">
            <text:p>0.9855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2763" calcext:value-type="float">
            <text:p>0.972763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9839" calcext:value-type="float">
            <text:p>0.979839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4733" calcext:value-type="float">
            <text:p>0.98473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4427" calcext:value-type="float">
            <text:p>0.964427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0159" calcext:value-type="float">
            <text:p>0.980159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4729" calcext:value-type="float">
            <text:p>0.97472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5019" calcext:value-type="float">
            <text:p>0.98501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917" calcext:value-type="float">
            <text:p>0.98917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7359" calcext:value-type="float">
            <text:p>0.97735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0469" calcext:value-type="float">
            <text:p>0.980469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43182" calcext:value-type="float">
            <text:p>0.94318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3936" calcext:value-type="float">
            <text:p>0.98393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2701" calcext:value-type="float">
            <text:p>0.99270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53069" calcext:value-type="float">
            <text:p>0.953069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57692" calcext:value-type="float">
            <text:p>0.957692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22794" calcext:value-type="float">
            <text:p>0.92279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2441" calcext:value-type="float">
            <text:p>0.97244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5957" calcext:value-type="float">
            <text:p>0.96595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38272" calcext:value-type="float">
            <text:p>0.93827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31035" calcext:value-type="float">
            <text:p>0.93103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60082" calcext:value-type="float">
            <text:p>0.86008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68])" office:value-type="float" office:value="0.951617122023809" calcext:value-type="float">
            <text:p>0.951617122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91228" calcext:value-type="float">
            <text:p>0.8912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320588" calcext:value-type="float">
            <text:p>0.3205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80505" calcext:value-type="float">
            <text:p>0.1805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907246" calcext:value-type="float">
            <text:p>0.9072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office:value-type="float" office:value="0.964744" calcext:value-type="float">
            <text:p>0.9647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271318" calcext:value-type="float">
            <text:p>0.271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16667" calcext:value-type="float">
            <text:p>0.916667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1176" calcext:value-type="float">
            <text:p>0.941176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16667" calcext:value-type="float">
            <text:p>0.916667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.199324" calcext:value-type="float">
            <text:p>0.1993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" calcext:value-type="float">
            <text:p>0.92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784512" calcext:value-type="float">
            <text:p>0.784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6667" calcext:value-type="float">
            <text:p>0.86666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66667" calcext:value-type="float">
            <text:p>0.86666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4359" calcext:value-type="float">
            <text:p>0.97435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49153" calcext:value-type="float">
            <text:p>0.94915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7143" calcext:value-type="float">
            <text:p>0.95714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5904" calcext:value-type="float">
            <text:p>0.97590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4925" calcext:value-type="float">
            <text:p>0.9849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85981" calcext:value-type="float">
            <text:p>0.98598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0952" calcext:value-type="float">
            <text:p>0.98095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4556" calcext:value-type="float">
            <text:p>0.98455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7603" calcext:value-type="float">
            <text:p>0.987603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2647" calcext:value-type="float">
            <text:p>0.99264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6654" calcext:value-type="float">
            <text:p>0.97665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1888" calcext:value-type="float">
            <text:p>0.97188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3108" calcext:value-type="float">
            <text:p>0.98310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3498" calcext:value-type="float">
            <text:p>0.98349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0476" calcext:value-type="float">
            <text:p>0.99047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4186" calcext:value-type="float">
            <text:p>0.99418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7564" calcext:value-type="float">
            <text:p>0.977564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1228" calcext:value-type="float">
            <text:p>0.99122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9042" calcext:value-type="float">
            <text:p>0.97904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0952" calcext:value-type="float">
            <text:p>0.98095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3421" calcext:value-type="float">
            <text:p>0.99342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7952" calcext:value-type="float">
            <text:p>0.987952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84568" calcext:value-type="float">
            <text:p>0.98456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7261" calcext:value-type="float">
            <text:p>0.98726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3569" calcext:value-type="float">
            <text:p>0.99356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3151" calcext:value-type="float">
            <text:p>0.99315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7033" calcext:value-type="float">
            <text:p>0.99703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0683" calcext:value-type="float">
            <text:p>0.99068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3976" calcext:value-type="float">
            <text:p>0.993976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452" calcext:value-type="float">
            <text:p>0.9845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7097" calcext:value-type="float">
            <text:p>0.98709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422" calcext:value-type="float">
            <text:p>0.9942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8131" calcext:value-type="float">
            <text:p>0.98813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6785" calcext:value-type="float">
            <text:p>0.99678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9361" calcext:value-type="float">
            <text:p>0.9936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4472" calcext:value-type="float">
            <text:p>0.98447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3974" calcext:value-type="float">
            <text:p>0.98397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6207" calcext:value-type="float">
            <text:p>0.98620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3389" calcext:value-type="float">
            <text:p>0.98338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9726" calcext:value-type="float">
            <text:p>0.98972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9933" calcext:value-type="float">
            <text:p>0.97993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3056" calcext:value-type="float">
            <text:p>0.99305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7539" calcext:value-type="float">
            <text:p>0.98753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419" calcext:value-type="float">
            <text:p>0.98419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9051" calcext:value-type="float">
            <text:p>0.98905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3827" calcext:value-type="float">
            <text:p>0.99382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5439" calcext:value-type="float">
            <text:p>0.975439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9021" calcext:value-type="float">
            <text:p>0.97902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983" calcext:value-type="float">
            <text:p>0.9898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01" calcext:value-type="float">
            <text:p>0.970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1176" calcext:value-type="float">
            <text:p>0.991176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6815" calcext:value-type="float">
            <text:p>0.99681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8462" calcext:value-type="float">
            <text:p>0.98846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77778" calcext:value-type="float">
            <text:p>0.577778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510204" calcext:value-type="float">
            <text:p>0.0510204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769231" calcext:value-type="float">
            <text:p>0.0769231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77778" calcext:value-type="float">
            <text:p>0.27777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893" calcext:value-type="float">
            <text:p>0.9889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3031" calcext:value-type="float">
            <text:p>0.993031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93333" calcext:value-type="float">
            <text:p>0.99333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6159" calcext:value-type="float">
            <text:p>0.98615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6063" calcext:value-type="float">
            <text:p>0.98606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951" calcext:value-type="float">
            <text:p>0.9895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6678" calcext:value-type="float">
            <text:p>0.99667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3713" calcext:value-type="float">
            <text:p>0.98371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2308" calcext:value-type="float">
            <text:p>0.99230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9619" calcext:value-type="float">
            <text:p>0.989619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6516" calcext:value-type="float">
            <text:p>0.996516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96403" calcext:value-type="float">
            <text:p>0.996403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9619" calcext:value-type="float">
            <text:p>0.989619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3913" calcext:value-type="float">
            <text:p>0.97391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9286" calcext:value-type="float">
            <text:p>0.989286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7395" calcext:value-type="float">
            <text:p>0.98739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90066" calcext:value-type="float">
            <text:p>0.990066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2754" calcext:value-type="float">
            <text:p>0.992754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262" calcext:value-type="float">
            <text:p>0.9926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2395" calcext:value-type="float">
            <text:p>0.99239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2908" calcext:value-type="float">
            <text:p>0.99290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6403" calcext:value-type="float">
            <text:p>0.99640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6226" calcext:value-type="float">
            <text:p>0.996226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9051" calcext:value-type="float">
            <text:p>0.98905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917" calcext:value-type="float">
            <text:p>0.9891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3402" calcext:value-type="float">
            <text:p>0.98340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8182" calcext:value-type="float">
            <text:p>0.96818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3806" calcext:value-type="float">
            <text:p>0.983806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82063" calcext:value-type="float">
            <text:p>0.98206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64103" calcext:value-type="float">
            <text:p>0.96410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00662" calcext:value-type="float">
            <text:p>0.900662</text:p>
          </table:table-cell>
          <table:table-cell table:number-columns-repeated="6"/>
        </table:table-row>
      </table:table>
      <table:table table:name="Sheet18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68])" office:value-type="float" office:value="0.965531607142857" calcext:value-type="float">
            <text:p>0.965531607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7291" calcext:value-type="float">
            <text:p>0.872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176282" calcext:value-type="float">
            <text:p>0.1762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33333" calcext:value-type="float">
            <text:p>0.833333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571" calcext:value-type="float">
            <text:p>0.928571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3333" calcext:value-type="float">
            <text:p>0.933333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95402" calcext:value-type="float">
            <text:p>0.1954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4545" calcext:value-type="float">
            <text:p>0.954545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896057" calcext:value-type="float">
            <text:p>0.8960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63636" calcext:value-type="float">
            <text:p>0.86363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9184" calcext:value-type="float">
            <text:p>0.95918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46429" calcext:value-type="float">
            <text:p>0.94642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5611" calcext:value-type="float">
            <text:p>0.98561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67033" calcext:value-type="float">
            <text:p>0.96703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3568" calcext:value-type="float">
            <text:p>0.97356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9757" calcext:value-type="float">
            <text:p>0.97975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8142" calcext:value-type="float">
            <text:p>0.98814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0916" calcext:value-type="float">
            <text:p>0.98091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3936" calcext:value-type="float">
            <text:p>0.98393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57854" calcext:value-type="float">
            <text:p>0.95785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193" calcext:value-type="float">
            <text:p>0.9719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9799" calcext:value-type="float">
            <text:p>0.96979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3389" calcext:value-type="float">
            <text:p>0.98338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4843" calcext:value-type="float">
            <text:p>0.97484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1329" calcext:value-type="float">
            <text:p>0.99132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6821" calcext:value-type="float">
            <text:p>0.97682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88201" calcext:value-type="float">
            <text:p>0.98820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7382" calcext:value-type="float">
            <text:p>0.98738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0323" calcext:value-type="float">
            <text:p>0.99032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4985" calcext:value-type="float">
            <text:p>0.984985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9325" calcext:value-type="float">
            <text:p>0.96932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3311" calcext:value-type="float">
            <text:p>0.99331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3651" calcext:value-type="float">
            <text:p>0.99365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0132" calcext:value-type="float">
            <text:p>0.99013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87382" calcext:value-type="float">
            <text:p>0.987382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0912" calcext:value-type="float">
            <text:p>0.96091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3713" calcext:value-type="float">
            <text:p>0.98371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2353" calcext:value-type="float">
            <text:p>0.982353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4277" calcext:value-type="float">
            <text:p>0.97427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4083" calcext:value-type="float">
            <text:p>0.99408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4802" calcext:value-type="float">
            <text:p>0.98480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3289" calcext:value-type="float">
            <text:p>0.99328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8391" calcext:value-type="float">
            <text:p>0.96839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1873" calcext:value-type="float">
            <text:p>0.98187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0354" calcext:value-type="float">
            <text:p>0.99035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366" calcext:value-type="float">
            <text:p>0.98366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5507" calcext:value-type="float">
            <text:p>0.98550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3278" calcext:value-type="float">
            <text:p>0.98327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0066" calcext:value-type="float">
            <text:p>0.98006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5694" calcext:value-type="float">
            <text:p>0.97569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6441" calcext:value-type="float">
            <text:p>0.98644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6711" calcext:value-type="float">
            <text:p>0.98671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2958" calcext:value-type="float">
            <text:p>0.99295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7461" calcext:value-type="float">
            <text:p>0.987461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0989" calcext:value-type="float">
            <text:p>0.98098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651" calcext:value-type="float">
            <text:p>0.9765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2585" calcext:value-type="float">
            <text:p>0.96258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7419" calcext:value-type="float">
            <text:p>0.977419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6587" calcext:value-type="float">
            <text:p>0.9658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5945" calcext:value-type="float">
            <text:p>0.97594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6821" calcext:value-type="float">
            <text:p>0.97682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0066" calcext:value-type="float">
            <text:p>0.990066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3597" calcext:value-type="float">
            <text:p>0.97359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8971" calcext:value-type="float">
            <text:p>0.98897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8848" calcext:value-type="float">
            <text:p>0.988848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2754" calcext:value-type="float">
            <text:p>0.99275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4962" calcext:value-type="float">
            <text:p>0.98496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8417" calcext:value-type="float">
            <text:p>0.98841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5611" calcext:value-type="float">
            <text:p>0.985611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91968" calcext:value-type="float">
            <text:p>0.99196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556" calcext:value-type="float">
            <text:p>0.98556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417" calcext:value-type="float">
            <text:p>0.98841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639" calcext:value-type="float">
            <text:p>0.99639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951" calcext:value-type="float">
            <text:p>0.9895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971" calcext:value-type="float">
            <text:p>0.988971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9437" calcext:value-type="float">
            <text:p>0.989437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1618" calcext:value-type="float">
            <text:p>0.981618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9933" calcext:value-type="float">
            <text:p>0.98993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3355" calcext:value-type="float">
            <text:p>0.99335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6269" calcext:value-type="float">
            <text:p>0.99626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92188" calcext:value-type="float">
            <text:p>0.99218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4674" calcext:value-type="float">
            <text:p>0.98467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278" calcext:value-type="float">
            <text:p>0.9927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679" calcext:value-type="float">
            <text:p>0.98867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6255" calcext:value-type="float">
            <text:p>0.996255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1884" calcext:value-type="float">
            <text:p>0.98188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2453" calcext:value-type="float">
            <text:p>0.99245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3673" calcext:value-type="float">
            <text:p>0.98367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3077" calcext:value-type="float">
            <text:p>0.97307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9298" calcext:value-type="float">
            <text:p>0.96929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2441" calcext:value-type="float">
            <text:p>0.97244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69432" calcext:value-type="float">
            <text:p>0.969432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51456" calcext:value-type="float">
            <text:p>0.95145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90608" calcext:value-type="float">
            <text:p>0.690608</text:p>
          </table:table-cell>
          <table:table-cell table:number-columns-repeated="6"/>
        </table:table-row>
      </table:table>
      <table:table table:name="Sheet19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69659855555555" calcext:value-type="float">
            <text:p>0.9696598556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864615" calcext:value-type="float">
            <text:p>0.864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188356" calcext:value-type="float">
            <text:p>0.1883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168582" calcext:value-type="float">
            <text:p>0.1685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922581" calcext:value-type="float">
            <text:p>0.922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94737" calcext:value-type="float">
            <text:p>0.89473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69231" calcext:value-type="float">
            <text:p>0.76923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5926" calcext:value-type="float">
            <text:p>0.92592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13043" calcext:value-type="float">
            <text:p>0.91304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42857" calcext:value-type="float">
            <text:p>0.94285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4783" calcext:value-type="float">
            <text:p>0.93478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9577" calcext:value-type="float">
            <text:p>0.92957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5484" calcext:value-type="float">
            <text:p>0.93548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7013" calcext:value-type="float">
            <text:p>0.98701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0196" calcext:value-type="float">
            <text:p>0.99019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2537" calcext:value-type="float">
            <text:p>0.99253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0588" calcext:value-type="float">
            <text:p>0.97058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2826" calcext:value-type="float">
            <text:p>0.972826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7143" calcext:value-type="float">
            <text:p>0.97714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7901" calcext:value-type="float">
            <text:p>0.97790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9275" calcext:value-type="float">
            <text:p>0.97927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1292" calcext:value-type="float">
            <text:p>0.97129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57447" calcext:value-type="float">
            <text:p>0.95744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6636" calcext:value-type="float">
            <text:p>0.97663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9424" calcext:value-type="float">
            <text:p>0.97942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6032" calcext:value-type="float">
            <text:p>0.99603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3103" calcext:value-type="float">
            <text:p>0.99310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4638" calcext:value-type="float">
            <text:p>0.97463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7346" calcext:value-type="float">
            <text:p>0.97734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3278" calcext:value-type="float">
            <text:p>0.98327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3099" calcext:value-type="float">
            <text:p>0.98309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6441" calcext:value-type="float">
            <text:p>0.98644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697" calcext:value-type="float">
            <text:p>0.9969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1071" calcext:value-type="float">
            <text:p>0.99107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3471" calcext:value-type="float">
            <text:p>0.98347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0683" calcext:value-type="float">
            <text:p>0.99068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4894" calcext:value-type="float">
            <text:p>0.98489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2982" calcext:value-type="float">
            <text:p>0.99298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9726" calcext:value-type="float">
            <text:p>0.98972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3827" calcext:value-type="float">
            <text:p>0.99382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90826" calcext:value-type="float">
            <text:p>0.99082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2036" calcext:value-type="float">
            <text:p>0.98203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0683" calcext:value-type="float">
            <text:p>0.99068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1831" calcext:value-type="float">
            <text:p>0.97183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7539" calcext:value-type="float">
            <text:p>0.98753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7918" calcext:value-type="float">
            <text:p>0.977918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3464" calcext:value-type="float">
            <text:p>0.99346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0707" calcext:value-type="float">
            <text:p>0.980707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9437" calcext:value-type="float">
            <text:p>0.98943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1254" calcext:value-type="float">
            <text:p>0.99125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983" calcext:value-type="float">
            <text:p>0.9898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0033" calcext:value-type="float">
            <text:p>0.99003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9619" calcext:value-type="float">
            <text:p>0.98961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84424" calcext:value-type="float">
            <text:p>0.98442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8799" calcext:value-type="float">
            <text:p>0.97879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6212" calcext:value-type="float">
            <text:p>0.99621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96774" calcext:value-type="float">
            <text:p>0.99677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8679" calcext:value-type="float">
            <text:p>0.988679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6689" calcext:value-type="float">
            <text:p>0.996689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9761" calcext:value-type="float">
            <text:p>0.98976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91018" calcext:value-type="float">
            <text:p>0.99101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4026" calcext:value-type="float">
            <text:p>0.98402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2063" calcext:value-type="float">
            <text:p>0.99206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5185" calcext:value-type="float">
            <text:p>0.98518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322" calcext:value-type="float">
            <text:p>0.9932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2517" calcext:value-type="float">
            <text:p>0.98251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026" calcext:value-type="float">
            <text:p>0.99026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1413" calcext:value-type="float">
            <text:p>0.98141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9091" calcext:value-type="float">
            <text:p>0.9890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92982" calcext:value-type="float">
            <text:p>0.99298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6254" calcext:value-type="float">
            <text:p>0.986254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2157" calcext:value-type="float">
            <text:p>0.99215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2727" calcext:value-type="float">
            <text:p>0.99272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786" calcext:value-type="float">
            <text:p>0.9778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0506" calcext:value-type="float">
            <text:p>0.990506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92481" calcext:value-type="float">
            <text:p>0.99248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5185" calcext:value-type="float">
            <text:p>0.98518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2699" calcext:value-type="float">
            <text:p>0.98269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5833" calcext:value-type="float">
            <text:p>0.995833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4729" calcext:value-type="float">
            <text:p>0.974729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92727" calcext:value-type="float">
            <text:p>0.99272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6096" calcext:value-type="float">
            <text:p>0.97609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6364" calcext:value-type="float">
            <text:p>0.996364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6109" calcext:value-type="float">
            <text:p>0.99610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5965" calcext:value-type="float">
            <text:p>0.98596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2593" calcext:value-type="float">
            <text:p>0.99259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6212" calcext:value-type="float">
            <text:p>0.99621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9399" calcext:value-type="float">
            <text:p>0.98939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6785" calcext:value-type="float">
            <text:p>0.99678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93311" calcext:value-type="float">
            <text:p>0.99331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9547" calcext:value-type="float">
            <text:p>0.98954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1343" calcext:value-type="float">
            <text:p>0.981343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2206" calcext:value-type="float">
            <text:p>0.98220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5765" calcext:value-type="float">
            <text:p>0.985765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8848" calcext:value-type="float">
            <text:p>0.98884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6644" calcext:value-type="float">
            <text:p>0.996644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2032" calcext:value-type="float">
            <text:p>0.99203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8722" calcext:value-type="float">
            <text:p>0.988722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8848" calcext:value-type="float">
            <text:p>0.988848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6139" calcext:value-type="float">
            <text:p>0.996139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2337" calcext:value-type="float">
            <text:p>0.99233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2832" calcext:value-type="float">
            <text:p>0.99283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6241" calcext:value-type="float">
            <text:p>0.99624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513" calcext:value-type="float">
            <text:p>0.98513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92754" calcext:value-type="float">
            <text:p>0.99275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855" calcext:value-type="float">
            <text:p>0.9885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1701" calcext:value-type="float">
            <text:p>0.99170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8541" calcext:value-type="float">
            <text:p>0.97854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005" calcext:value-type="float">
            <text:p>0.99005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061" calcext:value-type="float">
            <text:p>0.9906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57082" calcext:value-type="float">
            <text:p>0.957082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46502" calcext:value-type="float">
            <text:p>0.94650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9298" calcext:value-type="float">
            <text:p>0.719298</text:p>
          </table:table-cell>
          <table:table-cell table:number-columns-repeated="6"/>
        </table:table-row>
      </table:table>
      <table:table table:name="Sheet20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63703944444445" calcext:value-type="float">
            <text:p>0.963703944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821429" calcext:value-type="float">
            <text:p>0.821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.928571" calcext:value-type="float">
            <text:p>0.9285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1538" calcext:value-type="float">
            <text:p>0.961538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3214" calcext:value-type="float">
            <text:p>0.97321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5556" calcext:value-type="float">
            <text:p>0.955556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3757" calcext:value-type="float">
            <text:p>0.95375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8142" calcext:value-type="float">
            <text:p>0.97814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8836" calcext:value-type="float">
            <text:p>0.97883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95261" calcext:value-type="float">
            <text:p>0.99526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0464" calcext:value-type="float">
            <text:p>0.97046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1864" calcext:value-type="float">
            <text:p>0.961864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1597" calcext:value-type="float">
            <text:p>0.99159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8504" calcext:value-type="float">
            <text:p>0.96850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8966" calcext:value-type="float">
            <text:p>0.96896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491" calcext:value-type="float">
            <text:p>0.9749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037" calcext:value-type="float">
            <text:p>0.97037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82196" calcext:value-type="float">
            <text:p>0.98219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7302" calcext:value-type="float">
            <text:p>0.987302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1045" calcext:value-type="float">
            <text:p>0.99104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361" calcext:value-type="float">
            <text:p>0.99361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7199" calcext:value-type="float">
            <text:p>0.97719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4063" calcext:value-type="float">
            <text:p>0.97406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017" calcext:value-type="float">
            <text:p>0.9801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4177" calcext:value-type="float">
            <text:p>0.984177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1246" calcext:value-type="float">
            <text:p>0.971246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375" calcext:value-type="float">
            <text:p>0.99375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8539" calcext:value-type="float">
            <text:p>0.988539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4424" calcext:value-type="float">
            <text:p>0.98442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0354" calcext:value-type="float">
            <text:p>0.99035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4326" calcext:value-type="float">
            <text:p>0.984326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281" calcext:value-type="float">
            <text:p>0.9728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0476" calcext:value-type="float">
            <text:p>0.99047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4802" calcext:value-type="float">
            <text:p>0.98480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0328" calcext:value-type="float">
            <text:p>0.980328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76821" calcext:value-type="float">
            <text:p>0.97682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8328" calcext:value-type="float">
            <text:p>0.97832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6532" calcext:value-type="float">
            <text:p>0.986532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6027" calcext:value-type="float">
            <text:p>0.976027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3443" calcext:value-type="float">
            <text:p>0.993443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7707" calcext:value-type="float">
            <text:p>0.97770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6904" calcext:value-type="float">
            <text:p>0.99690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7382" calcext:value-type="float">
            <text:p>0.987382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8971" calcext:value-type="float">
            <text:p>0.98897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973" calcext:value-type="float">
            <text:p>0.9797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6679" calcext:value-type="float">
            <text:p>0.95667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6063" calcext:value-type="float">
            <text:p>0.98606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67153" calcext:value-type="float">
            <text:p>0.96715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9631" calcext:value-type="float">
            <text:p>0.99631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9619" calcext:value-type="float">
            <text:p>0.989619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6207" calcext:value-type="float">
            <text:p>0.986207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037" calcext:value-type="float">
            <text:p>0.97037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7097" calcext:value-type="float">
            <text:p>0.987097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90446" calcext:value-type="float">
            <text:p>0.99044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6348" calcext:value-type="float">
            <text:p>0.986348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524" calcext:value-type="float">
            <text:p>0.98524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278" calcext:value-type="float">
            <text:p>0.98327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2079" calcext:value-type="float">
            <text:p>0.98207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76821" calcext:value-type="float">
            <text:p>0.97682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8593" calcext:value-type="float">
            <text:p>0.98859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3197" calcext:value-type="float">
            <text:p>0.99319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0315" calcext:value-type="float">
            <text:p>0.98031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0476" calcext:value-type="float">
            <text:p>0.99047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9026" calcext:value-type="float">
            <text:p>0.99026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9011" calcext:value-type="float">
            <text:p>0.98901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1884" calcext:value-type="float">
            <text:p>0.98188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7138" calcext:value-type="float">
            <text:p>0.98713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54839" calcext:value-type="float">
            <text:p>0.95483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9522" calcext:value-type="float">
            <text:p>0.979522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5611" calcext:value-type="float">
            <text:p>0.98561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6667" calcext:value-type="float">
            <text:p>0.99666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5965" calcext:value-type="float">
            <text:p>0.98596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5401" calcext:value-type="float">
            <text:p>0.98540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79239" calcext:value-type="float">
            <text:p>0.97923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2908" calcext:value-type="float">
            <text:p>0.992908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1736" calcext:value-type="float">
            <text:p>0.99173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6562" calcext:value-type="float">
            <text:p>0.97656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917" calcext:value-type="float">
            <text:p>0.9891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6587" calcext:value-type="float">
            <text:p>0.996587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4314" calcext:value-type="float">
            <text:p>0.984314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0989" calcext:value-type="float">
            <text:p>0.98098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1949" calcext:value-type="float">
            <text:p>0.98194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048" calcext:value-type="float">
            <text:p>0.9704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7941" calcext:value-type="float">
            <text:p>0.97794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5352" calcext:value-type="float">
            <text:p>0.975352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6241" calcext:value-type="float">
            <text:p>0.99624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9508" calcext:value-type="float">
            <text:p>0.97950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308" calcext:value-type="float">
            <text:p>0.9930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6799" calcext:value-type="float">
            <text:p>0.986799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91968" calcext:value-type="float">
            <text:p>0.991968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8971" calcext:value-type="float">
            <text:p>0.98897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88679" calcext:value-type="float">
            <text:p>0.98867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1203" calcext:value-type="float">
            <text:p>0.981203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77612" calcext:value-type="float">
            <text:p>0.97761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6096" calcext:value-type="float">
            <text:p>0.976096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1453" calcext:value-type="float">
            <text:p>0.99145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92218" calcext:value-type="float">
            <text:p>0.99221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1342" calcext:value-type="float">
            <text:p>0.991342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1632" calcext:value-type="float">
            <text:p>0.99163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4906" calcext:value-type="float">
            <text:p>0.984906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92857" calcext:value-type="float">
            <text:p>0.992857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513" calcext:value-type="float">
            <text:p>0.9851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62343" calcext:value-type="float">
            <text:p>0.96234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54733" calcext:value-type="float">
            <text:p>0.954733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64" calcext:value-type="float">
            <text:p>0.96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58678" calcext:value-type="float">
            <text:p>0.95867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48718" calcext:value-type="float">
            <text:p>0.948718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74809" calcext:value-type="float">
            <text:p>0.77480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67568" calcext:value-type="float">
            <text:p>0.567568</text:p>
          </table:table-cell>
          <table:table-cell table:number-columns-repeated="6"/>
        </table:table-row>
      </table:table>
      <table:table table:name="Sheet21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6667" calcext:value-type="float">
            <text:p>0.666667</text:p>
          </table:table-cell>
          <table:table-cell table:formula="of:=AVERAGE([.B1:.B180])" office:value-type="float" office:value="0.938693394444445" calcext:value-type="float">
            <text:p>0.9386933944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0.814241" calcext:value-type="float">
            <text:p>0.814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133603" calcext:value-type="float">
            <text:p>0.133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" calcext:value-type="float">
            <text:p>0.333333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153527" calcext:value-type="float">
            <text:p>0.1535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915709" calcext:value-type="float">
            <text:p>0.9157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77778" calcext:value-type="float">
            <text:p>0.77777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5517" calcext:value-type="float">
            <text:p>0.96551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5556" calcext:value-type="float">
            <text:p>0.95555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9592" calcext:value-type="float">
            <text:p>0.97959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27273" calcext:value-type="float">
            <text:p>0.92727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082" calcext:value-type="float">
            <text:p>0.9508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029" calcext:value-type="float">
            <text:p>0.94202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39024" calcext:value-type="float">
            <text:p>0.93902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6044" calcext:value-type="float">
            <text:p>0.95604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42149" calcext:value-type="float">
            <text:p>0.94214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1982" calcext:value-type="float">
            <text:p>0.981982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0938" calcext:value-type="float">
            <text:p>0.96093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81707" calcext:value-type="float">
            <text:p>0.98170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38462" calcext:value-type="float">
            <text:p>0.938462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7568" calcext:value-type="float">
            <text:p>0.96756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6757" calcext:value-type="float">
            <text:p>0.95675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0732" calcext:value-type="float">
            <text:p>0.97073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5339" calcext:value-type="float">
            <text:p>0.9533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66667" calcext:value-type="float">
            <text:p>0.966667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5035" calcext:value-type="float">
            <text:p>0.96503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3244" calcext:value-type="float">
            <text:p>0.97324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513" calcext:value-type="float">
            <text:p>0.9851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1424" calcext:value-type="float">
            <text:p>0.98142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86" calcext:value-type="float">
            <text:p>0.9778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3294" calcext:value-type="float">
            <text:p>0.97329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3134" calcext:value-type="float">
            <text:p>0.97313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1831" calcext:value-type="float">
            <text:p>0.97183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6589" calcext:value-type="float">
            <text:p>0.97658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3941" calcext:value-type="float">
            <text:p>0.97394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3444" calcext:value-type="float">
            <text:p>0.98344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8462" calcext:value-type="float">
            <text:p>0.97846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5679" calcext:value-type="float">
            <text:p>0.95679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2727" calcext:value-type="float">
            <text:p>0.97272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4326" calcext:value-type="float">
            <text:p>0.98432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1308" calcext:value-type="float">
            <text:p>0.98130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6063" calcext:value-type="float">
            <text:p>0.98606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9452" calcext:value-type="float">
            <text:p>0.97945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67846" calcext:value-type="float">
            <text:p>0.96784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67427" calcext:value-type="float">
            <text:p>0.967427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68085" calcext:value-type="float">
            <text:p>0.96808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7846" calcext:value-type="float">
            <text:p>0.96784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651" calcext:value-type="float">
            <text:p>0.9765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3597" calcext:value-type="float">
            <text:p>0.973597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7612" calcext:value-type="float">
            <text:p>0.97761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64844" calcext:value-type="float">
            <text:p>0.96484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0328" calcext:value-type="float">
            <text:p>0.980328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974" calcext:value-type="float">
            <text:p>0.97697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0033" calcext:value-type="float">
            <text:p>0.99003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1326" calcext:value-type="float">
            <text:p>0.97132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66216" calcext:value-type="float">
            <text:p>0.96621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2883" calcext:value-type="float">
            <text:p>0.99288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66165" calcext:value-type="float">
            <text:p>0.96616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9522" calcext:value-type="float">
            <text:p>0.97952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9011" calcext:value-type="float">
            <text:p>0.98901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4496" calcext:value-type="float">
            <text:p>0.984496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4252" calcext:value-type="float">
            <text:p>0.98425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69283" calcext:value-type="float">
            <text:p>0.969283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60993" calcext:value-type="float">
            <text:p>0.96099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1949" calcext:value-type="float">
            <text:p>0.98194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5019" calcext:value-type="float">
            <text:p>0.985019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1223" calcext:value-type="float">
            <text:p>0.971223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1884" calcext:value-type="float">
            <text:p>0.98188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5539" calcext:value-type="float">
            <text:p>0.9553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62585" calcext:value-type="float">
            <text:p>0.96258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46043" calcext:value-type="float">
            <text:p>0.946043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96016" calcext:value-type="float">
            <text:p>0.99601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5945" calcext:value-type="float">
            <text:p>0.97594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6198" calcext:value-type="float">
            <text:p>0.99619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4545" calcext:value-type="float">
            <text:p>0.97454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4496" calcext:value-type="float">
            <text:p>0.98449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79839" calcext:value-type="float">
            <text:p>0.979839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63563" calcext:value-type="float">
            <text:p>0.96356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3978" calcext:value-type="float">
            <text:p>0.973978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5781" calcext:value-type="float">
            <text:p>0.99578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4314" calcext:value-type="float">
            <text:p>0.984314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3244" calcext:value-type="float">
            <text:p>0.97324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1061" calcext:value-type="float">
            <text:p>0.98106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7626" calcext:value-type="float">
            <text:p>0.967626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9757" calcext:value-type="float">
            <text:p>0.97975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7755" calcext:value-type="float">
            <text:p>0.987755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9021" calcext:value-type="float">
            <text:p>0.97902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1273" calcext:value-type="float">
            <text:p>0.981273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7099" calcext:value-type="float">
            <text:p>0.977099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76834" calcext:value-type="float">
            <text:p>0.97683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2366" calcext:value-type="float">
            <text:p>0.992366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68627" calcext:value-type="float">
            <text:p>0.968627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2593" calcext:value-type="float">
            <text:p>0.99259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7603" calcext:value-type="float">
            <text:p>0.98760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4496" calcext:value-type="float">
            <text:p>0.984496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1343" calcext:value-type="float">
            <text:p>0.98134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8327" calcext:value-type="float">
            <text:p>0.988327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9079" calcext:value-type="float">
            <text:p>0.979079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65957" calcext:value-type="float">
            <text:p>0.965957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62825" calcext:value-type="float">
            <text:p>0.962825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1831" calcext:value-type="float">
            <text:p>0.97183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46058" calcext:value-type="float">
            <text:p>0.94605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48276" calcext:value-type="float">
            <text:p>0.948276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77193" calcext:value-type="float">
            <text:p>0.87719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72864" calcext:value-type="float">
            <text:p>0.572864</text:p>
          </table:table-cell>
          <table:table-cell table:number-columns-repeated="6"/>
        </table:table-row>
      </table:table>
      <table:table table:name="Sheet22" table:style-name="ta1">
        <table:table-column table:style-name="co1" table:number-columns-repeated="8" table:default-cell-style-name="Default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AVERAGE([.B1:.B180])" office:value-type="float" office:value="0.971368244444444" calcext:value-type="float">
            <text:p>0.971368244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88889" calcext:value-type="float">
            <text:p>0.888889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375" calcext:value-type="float">
            <text:p>0.9375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1176" calcext:value-type="float">
            <text:p>0.941176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04762" calcext:value-type="float">
            <text:p>0.90476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38776" calcext:value-type="float">
            <text:p>0.9387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8723" calcext:value-type="float">
            <text:p>0.97872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55882" calcext:value-type="float">
            <text:p>0.95588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8904" calcext:value-type="float">
            <text:p>0.9589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6989" calcext:value-type="float">
            <text:p>0.95698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57143" calcext:value-type="float">
            <text:p>0.9571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9459" calcext:value-type="float">
            <text:p>0.95945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03614" calcext:value-type="float">
            <text:p>0.90361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56897" calcext:value-type="float">
            <text:p>0.95689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1223" calcext:value-type="float">
            <text:p>0.97122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65116" calcext:value-type="float">
            <text:p>0.96511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0132" calcext:value-type="float">
            <text:p>0.980132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6577" calcext:value-type="float">
            <text:p>0.98657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3822" calcext:value-type="float">
            <text:p>0.97382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6044" calcext:value-type="float">
            <text:p>0.95604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6636" calcext:value-type="float">
            <text:p>0.97663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85366" calcext:value-type="float">
            <text:p>0.98536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3351" calcext:value-type="float">
            <text:p>0.96335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41606" calcext:value-type="float">
            <text:p>0.94160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54167" calcext:value-type="float">
            <text:p>0.95416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64158" calcext:value-type="float">
            <text:p>0.96415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992" calcext:value-type="float">
            <text:p>0.9799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6486" calcext:value-type="float">
            <text:p>0.98648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0328" calcext:value-type="float">
            <text:p>0.98032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8193" calcext:value-type="float">
            <text:p>0.97819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8669" calcext:value-type="float">
            <text:p>0.98866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6431" calcext:value-type="float">
            <text:p>0.976431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377" calcext:value-type="float">
            <text:p>0.9737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3007" calcext:value-type="float">
            <text:p>0.99300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0132" calcext:value-type="float">
            <text:p>0.99013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0476" calcext:value-type="float">
            <text:p>0.990476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3221" calcext:value-type="float">
            <text:p>0.98322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8182" calcext:value-type="float">
            <text:p>0.97818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88166" calcext:value-type="float">
            <text:p>0.98816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0675" calcext:value-type="float">
            <text:p>0.97067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6348" calcext:value-type="float">
            <text:p>0.98634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1045" calcext:value-type="float">
            <text:p>0.99104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2394" calcext:value-type="float">
            <text:p>0.982394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0769" calcext:value-type="float">
            <text:p>0.990769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6799" calcext:value-type="float">
            <text:p>0.98679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6855" calcext:value-type="float">
            <text:p>0.996855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0456" calcext:value-type="float">
            <text:p>0.98045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1308" calcext:value-type="float">
            <text:p>0.98130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0196" calcext:value-type="float">
            <text:p>0.99019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1538" calcext:value-type="float">
            <text:p>0.98153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4848" calcext:value-type="float">
            <text:p>0.984848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0291" calcext:value-type="float">
            <text:p>0.99029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9866" calcext:value-type="float">
            <text:p>0.97986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6351" calcext:value-type="float">
            <text:p>0.97635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761" calcext:value-type="float">
            <text:p>0.989761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5348" calcext:value-type="float">
            <text:p>0.98534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1326" calcext:value-type="float">
            <text:p>0.97132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1246" calcext:value-type="float">
            <text:p>0.97124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8971" calcext:value-type="float">
            <text:p>0.98897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7012" calcext:value-type="float">
            <text:p>0.97701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7707" calcext:value-type="float">
            <text:p>0.977707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2832" calcext:value-type="float">
            <text:p>0.99283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3278" calcext:value-type="float">
            <text:p>0.983278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983" calcext:value-type="float">
            <text:p>0.98983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93103" calcext:value-type="float">
            <text:p>0.993103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5348" calcext:value-type="float">
            <text:p>0.98534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9522" calcext:value-type="float">
            <text:p>0.97952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8947" calcext:value-type="float">
            <text:p>0.97894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0328" calcext:value-type="float">
            <text:p>0.98032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2206" calcext:value-type="float">
            <text:p>0.98220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3941" calcext:value-type="float">
            <text:p>0.97394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3422" calcext:value-type="float">
            <text:p>0.97342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6111" calcext:value-type="float">
            <text:p>0.98611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2699" calcext:value-type="float">
            <text:p>0.98269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4522" calcext:value-type="float">
            <text:p>0.974522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3471" calcext:value-type="float">
            <text:p>0.98347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8806" calcext:value-type="float">
            <text:p>0.98880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9661" calcext:value-type="float">
            <text:p>0.97966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2079" calcext:value-type="float">
            <text:p>0.98207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2639" calcext:value-type="float">
            <text:p>0.98263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79339" calcext:value-type="float">
            <text:p>0.97933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4674" calcext:value-type="float">
            <text:p>0.98467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6212" calcext:value-type="float">
            <text:p>0.996212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6654" calcext:value-type="float">
            <text:p>0.976654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9091" calcext:value-type="float">
            <text:p>0.98909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87854" calcext:value-type="float">
            <text:p>0.9878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2414" calcext:value-type="float">
            <text:p>0.97241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78495" calcext:value-type="float">
            <text:p>0.9784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4962" calcext:value-type="float">
            <text:p>0.984962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556" calcext:value-type="float">
            <text:p>0.9855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524" calcext:value-type="float">
            <text:p>0.98524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9547" calcext:value-type="float">
            <text:p>0.98954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92509" calcext:value-type="float">
            <text:p>0.9925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7603" calcext:value-type="float">
            <text:p>0.98760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67626" calcext:value-type="float">
            <text:p>0.967626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262" calcext:value-type="float">
            <text:p>0.99262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3333" calcext:value-type="float">
            <text:p>0.973333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6711" calcext:value-type="float">
            <text:p>0.98671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556" calcext:value-type="float">
            <text:p>0.98455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3221" calcext:value-type="float">
            <text:p>0.98322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69" calcext:value-type="float">
            <text:p>0.9869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062" calcext:value-type="float">
            <text:p>0.98062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2699" calcext:value-type="float">
            <text:p>0.982699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2032" calcext:value-type="float">
            <text:p>0.99203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3936" calcext:value-type="float">
            <text:p>0.983936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2481" calcext:value-type="float">
            <text:p>0.992481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2278" calcext:value-type="float">
            <text:p>0.99227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92157" calcext:value-type="float">
            <text:p>0.99215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83539" calcext:value-type="float">
            <text:p>0.983539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2157" calcext:value-type="float">
            <text:p>0.99215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6183" calcext:value-type="float">
            <text:p>0.99618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8102" calcext:value-type="float">
            <text:p>0.97810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0159" calcext:value-type="float">
            <text:p>0.98015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6471" calcext:value-type="float">
            <text:p>0.97647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80916" calcext:value-type="float">
            <text:p>0.98091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69112" calcext:value-type="float">
            <text:p>0.96911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5102" calcext:value-type="float">
            <text:p>0.9510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59641" calcext:value-type="float">
            <text:p>0.95964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5098" calcext:value-type="float">
            <text:p>0.95098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8" calcext:value-type="float">
            <text:p>0.8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2151" calcext:value-type="float">
            <text:p>0.602151</text:p>
          </table:table-cell>
          <table:table-cell table:number-columns-repeated="6"/>
        </table:table-row>
      </table:table>
      <table:table table:name="Sheet23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60666244444445" calcext:value-type="float">
            <text:p>0.9606662444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850649" calcext:value-type="float">
            <text:p>0.8506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246429" calcext:value-type="float">
            <text:p>0.2464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.365385" calcext:value-type="float">
            <text:p>0.3653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952381" calcext:value-type="float">
            <text:p>0.9523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57143" calcext:value-type="float">
            <text:p>0.8571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13043" calcext:value-type="float">
            <text:p>0.91304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21053" calcext:value-type="float">
            <text:p>0.92105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83333" calcext:value-type="float">
            <text:p>0.98333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5075" calcext:value-type="float">
            <text:p>0.9850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7654" calcext:value-type="float">
            <text:p>0.98765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4026" calcext:value-type="float">
            <text:p>0.97402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45205" calcext:value-type="float">
            <text:p>0.94520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65909" calcext:value-type="float">
            <text:p>0.96590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9381" calcext:value-type="float">
            <text:p>0.97938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0938" calcext:value-type="float">
            <text:p>0.96093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5185" calcext:value-type="float">
            <text:p>0.98518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773" calcext:value-type="float">
            <text:p>0.98773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0783" calcext:value-type="float">
            <text:p>0.99078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5" calcext:value-type="float">
            <text:p>0.99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85577" calcext:value-type="float">
            <text:p>0.98557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8355" calcext:value-type="float">
            <text:p>0.97835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3451" calcext:value-type="float">
            <text:p>0.97345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7448" calcext:value-type="float">
            <text:p>0.98744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1413" calcext:value-type="float">
            <text:p>0.98141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917" calcext:value-type="float">
            <text:p>0.9891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7854" calcext:value-type="float">
            <text:p>0.98785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0456" calcext:value-type="float">
            <text:p>0.98045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7918" calcext:value-type="float">
            <text:p>0.97791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7461" calcext:value-type="float">
            <text:p>0.98746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0198" calcext:value-type="float">
            <text:p>0.980198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2644" calcext:value-type="float">
            <text:p>0.97264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68127" calcext:value-type="float">
            <text:p>0.96812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654" calcext:value-type="float">
            <text:p>0.97654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4076" calcext:value-type="float">
            <text:p>0.98407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7337" calcext:value-type="float">
            <text:p>0.977337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0625" calcext:value-type="float">
            <text:p>0.99062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2196" calcext:value-type="float">
            <text:p>0.98219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60123" calcext:value-type="float">
            <text:p>0.96012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80952" calcext:value-type="float">
            <text:p>0.98095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87097" calcext:value-type="float">
            <text:p>0.98709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3923" calcext:value-type="float">
            <text:p>0.983923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3713" calcext:value-type="float">
            <text:p>0.983713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5549" calcext:value-type="float">
            <text:p>0.98554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84326" calcext:value-type="float">
            <text:p>0.984326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80952" calcext:value-type="float">
            <text:p>0.98095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75" calcext:value-type="float">
            <text:p>0.98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8788" calcext:value-type="float">
            <text:p>0.97878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0741" calcext:value-type="float">
            <text:p>0.99074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8395" calcext:value-type="float">
            <text:p>0.978395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0892" calcext:value-type="float">
            <text:p>0.98089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7351" calcext:value-type="float">
            <text:p>0.9735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7915" calcext:value-type="float">
            <text:p>0.98791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2477" calcext:value-type="float">
            <text:p>0.972477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0446" calcext:value-type="float">
            <text:p>0.99044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6633" calcext:value-type="float">
            <text:p>0.996633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80707" calcext:value-type="float">
            <text:p>0.98070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66912" calcext:value-type="float">
            <text:p>0.966912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83766" calcext:value-type="float">
            <text:p>0.98376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2993" calcext:value-type="float">
            <text:p>0.98299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6865" calcext:value-type="float">
            <text:p>0.99686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2222" calcext:value-type="float">
            <text:p>0.97222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6974" calcext:value-type="float">
            <text:p>0.97697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2818" calcext:value-type="float">
            <text:p>0.98281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6711" calcext:value-type="float">
            <text:p>0.98671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2935" calcext:value-type="float">
            <text:p>0.98293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9933" calcext:value-type="float">
            <text:p>0.979933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5862" calcext:value-type="float">
            <text:p>0.97586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651" calcext:value-type="float">
            <text:p>0.9765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722" calcext:value-type="float">
            <text:p>0.9872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3789" calcext:value-type="float">
            <text:p>0.99378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6212" calcext:value-type="float">
            <text:p>0.99621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89051" calcext:value-type="float">
            <text:p>0.98905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90066" calcext:value-type="float">
            <text:p>0.99006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6575" calcext:value-type="float">
            <text:p>0.9965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90446" calcext:value-type="float">
            <text:p>0.99044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0354" calcext:value-type="float">
            <text:p>0.99035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92806" calcext:value-type="float">
            <text:p>0.99280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9661" calcext:value-type="float">
            <text:p>0.99661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75089" calcext:value-type="float">
            <text:p>0.97508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5524" calcext:value-type="float">
            <text:p>0.97552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1273" calcext:value-type="float">
            <text:p>0.98127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3399" calcext:value-type="float">
            <text:p>0.99339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9474" calcext:value-type="float">
            <text:p>0.98947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7099" calcext:value-type="float">
            <text:p>0.977099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4177" calcext:value-type="float">
            <text:p>0.98417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0536" calcext:value-type="float">
            <text:p>0.99053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2701" calcext:value-type="float">
            <text:p>0.99270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92754" calcext:value-type="float">
            <text:p>0.99275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5455" calcext:value-type="float">
            <text:p>0.98545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366" calcext:value-type="float">
            <text:p>0.9836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1061" calcext:value-type="float">
            <text:p>0.981061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2332" calcext:value-type="float">
            <text:p>0.982332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3651" calcext:value-type="float">
            <text:p>0.99365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931" calcext:value-type="float">
            <text:p>0.9793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92883" calcext:value-type="float">
            <text:p>0.992883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848" calcext:value-type="float">
            <text:p>0.98884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524" calcext:value-type="float">
            <text:p>0.985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0989" calcext:value-type="float">
            <text:p>0.980989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88971" calcext:value-type="float">
            <text:p>0.98897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5714" calcext:value-type="float">
            <text:p>0.98571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9655" calcext:value-type="float">
            <text:p>0.98965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308" calcext:value-type="float">
            <text:p>0.99308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1597" calcext:value-type="float">
            <text:p>0.99159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2079" calcext:value-type="float">
            <text:p>0.98207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7359" calcext:value-type="float">
            <text:p>0.97735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6528" calcext:value-type="float">
            <text:p>0.99652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5401" calcext:value-type="float">
            <text:p>0.98540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0506" calcext:value-type="float">
            <text:p>0.99050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2701" calcext:value-type="float">
            <text:p>0.99270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0199" calcext:value-type="float">
            <text:p>0.97019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6711" calcext:value-type="float">
            <text:p>0.98671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7552" calcext:value-type="float">
            <text:p>0.98755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9726" calcext:value-type="float">
            <text:p>0.989726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4556" calcext:value-type="float">
            <text:p>0.98455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1631" calcext:value-type="float">
            <text:p>0.971631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64158" calcext:value-type="float">
            <text:p>0.964158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8" calcext:value-type="float">
            <text:p>0.988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7395" calcext:value-type="float">
            <text:p>0.987395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1193" calcext:value-type="float">
            <text:p>0.97119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57747" calcext:value-type="float">
            <text:p>0.95774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43719" calcext:value-type="float">
            <text:p>0.743719</text:p>
          </table:table-cell>
          <table:table-cell table:number-columns-repeated="6"/>
        </table:table-row>
      </table:table>
      <table:table table:name="Sheet24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AVERAGE([.B1:.B180])" office:value-type="float" office:value="0.956108894444445" calcext:value-type="float">
            <text:p>0.9561088944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0.630573" calcext:value-type="float">
            <text:p>0.6305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634328" calcext:value-type="float">
            <text:p>0.06343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0836653" calcext:value-type="float">
            <text:p>0.08366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704225" calcext:value-type="float">
            <text:p>0.7042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47368" calcext:value-type="float">
            <text:p>0.94736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42105" calcext:value-type="float">
            <text:p>0.84210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3913" calcext:value-type="float">
            <text:p>0.7391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85714" calcext:value-type="float">
            <text:p>0.78571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64286" calcext:value-type="float">
            <text:p>0.96428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0625" calcext:value-type="float">
            <text:p>0.9062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0149" calcext:value-type="float">
            <text:p>0.97014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60526" calcext:value-type="float">
            <text:p>0.96052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15493" calcext:value-type="float">
            <text:p>0.91549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03614" calcext:value-type="float">
            <text:p>0.9036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26829" calcext:value-type="float">
            <text:p>0.92682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3617" calcext:value-type="float">
            <text:p>0.93617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57895" calcext:value-type="float">
            <text:p>0.95789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02913" calcext:value-type="float">
            <text:p>0.90291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16084" calcext:value-type="float">
            <text:p>0.916084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51724" calcext:value-type="float">
            <text:p>0.95172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5155" calcext:value-type="float">
            <text:p>0.97515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59596" calcext:value-type="float">
            <text:p>0.95959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1292" calcext:value-type="float">
            <text:p>0.97129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8085" calcext:value-type="float">
            <text:p>0.96808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66825" calcext:value-type="float">
            <text:p>0.96682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1193" calcext:value-type="float">
            <text:p>0.971193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819" calcext:value-type="float">
            <text:p>0.981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0695" calcext:value-type="float">
            <text:p>0.98069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0989" calcext:value-type="float">
            <text:p>0.98098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2578" calcext:value-type="float">
            <text:p>0.98257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9399" calcext:value-type="float">
            <text:p>0.98939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66555" calcext:value-type="float">
            <text:p>0.96655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2696" calcext:value-type="float">
            <text:p>0.972696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86014" calcext:value-type="float">
            <text:p>0.98601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0337" calcext:value-type="float">
            <text:p>0.98033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7988" calcext:value-type="float">
            <text:p>0.987988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4472" calcext:value-type="float">
            <text:p>0.98447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8615" calcext:value-type="float">
            <text:p>0.9861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7273" calcext:value-type="float">
            <text:p>0.97727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67262" calcext:value-type="float">
            <text:p>0.96726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0506" calcext:value-type="float">
            <text:p>0.990506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0874" calcext:value-type="float">
            <text:p>0.970874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0132" calcext:value-type="float">
            <text:p>0.98013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9412" calcext:value-type="float">
            <text:p>0.97941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9885" calcext:value-type="float">
            <text:p>0.97988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561" calcext:value-type="float">
            <text:p>0.9756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7636" calcext:value-type="float">
            <text:p>0.97763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65838" calcext:value-type="float">
            <text:p>0.96583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0779" calcext:value-type="float">
            <text:p>0.97077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7346" calcext:value-type="float">
            <text:p>0.977346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0066" calcext:value-type="float">
            <text:p>0.98006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2958" calcext:value-type="float">
            <text:p>0.992958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6667" calcext:value-type="float">
            <text:p>0.99666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69231" calcext:value-type="float">
            <text:p>0.96923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2249" calcext:value-type="float">
            <text:p>0.98224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3108" calcext:value-type="float">
            <text:p>0.98310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90196" calcext:value-type="float">
            <text:p>0.990196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806" calcext:value-type="float">
            <text:p>0.98806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8153" calcext:value-type="float">
            <text:p>0.96815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2699" calcext:value-type="float">
            <text:p>0.98269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69492" calcext:value-type="float">
            <text:p>0.96949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3333" calcext:value-type="float">
            <text:p>0.993333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0198" calcext:value-type="float">
            <text:p>0.98019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90854" calcext:value-type="float">
            <text:p>0.99085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9865" calcext:value-type="float">
            <text:p>0.989865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3684" calcext:value-type="float">
            <text:p>0.973684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5177" calcext:value-type="float">
            <text:p>0.975177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64789" calcext:value-type="float">
            <text:p>0.964789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90625" calcext:value-type="float">
            <text:p>0.99062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8235" calcext:value-type="float">
            <text:p>0.98823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7941" calcext:value-type="float">
            <text:p>0.97794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7213" calcext:value-type="float">
            <text:p>0.96721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80198" calcext:value-type="float">
            <text:p>0.98019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6577" calcext:value-type="float">
            <text:p>0.98657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6577" calcext:value-type="float">
            <text:p>0.986577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89324" calcext:value-type="float">
            <text:p>0.98932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9661" calcext:value-type="float">
            <text:p>0.97966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88806" calcext:value-type="float">
            <text:p>0.98880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7359" calcext:value-type="float">
            <text:p>0.97735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0132" calcext:value-type="float">
            <text:p>0.98013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4906" calcext:value-type="float">
            <text:p>0.98490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8648" calcext:value-type="float">
            <text:p>0.978648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3282" calcext:value-type="float">
            <text:p>0.97328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556" calcext:value-type="float">
            <text:p>0.98556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9094" calcext:value-type="float">
            <text:p>0.979094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9011" calcext:value-type="float">
            <text:p>0.98901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2727" calcext:value-type="float">
            <text:p>0.99272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1618" calcext:value-type="float">
            <text:p>0.98161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417" calcext:value-type="float">
            <text:p>0.97417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93243" calcext:value-type="float">
            <text:p>0.993243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6124" calcext:value-type="float">
            <text:p>0.996124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5309" calcext:value-type="float">
            <text:p>0.97530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8636" calcext:value-type="float">
            <text:p>0.9886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0199" calcext:value-type="float">
            <text:p>0.97019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2509" calcext:value-type="float">
            <text:p>0.992509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84314" calcext:value-type="float">
            <text:p>0.984314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4127" calcext:value-type="float">
            <text:p>0.984127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556" calcext:value-type="float">
            <text:p>0.98556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3031" calcext:value-type="float">
            <text:p>0.99303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0989" calcext:value-type="float">
            <text:p>0.980989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893" calcext:value-type="float">
            <text:p>0.9889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88848" calcext:value-type="float">
            <text:p>0.98884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3936" calcext:value-type="float">
            <text:p>0.983936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6679" calcext:value-type="float">
            <text:p>0.9667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91968" calcext:value-type="float">
            <text:p>0.991968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2453" calcext:value-type="float">
            <text:p>0.992453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635" calcext:value-type="float">
            <text:p>0.9963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1884" calcext:value-type="float">
            <text:p>0.9818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281" calcext:value-type="float">
            <text:p>0.988281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8419" calcext:value-type="float">
            <text:p>0.9841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7695" calcext:value-type="float">
            <text:p>0.977695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5524" calcext:value-type="float">
            <text:p>0.975524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048" calcext:value-type="float">
            <text:p>0.97048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7359" calcext:value-type="float">
            <text:p>0.97735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58333" calcext:value-type="float">
            <text:p>0.958333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59641" calcext:value-type="float">
            <text:p>0.959641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69432" calcext:value-type="float">
            <text:p>0.96943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65957" calcext:value-type="float">
            <text:p>0.965957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33333" calcext:value-type="float">
            <text:p>0.93333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3061" calcext:value-type="float">
            <text:p>0.653061</text:p>
          </table:table-cell>
          <table:table-cell table:number-columns-repeated="6"/>
        </table:table-row>
      </table:table>
      <table:table table:name="Sheet25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1:.B180])" office:value-type="float" office:value="0.958909205555555" calcext:value-type="float">
            <text:p>0.958909205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0.69341" calcext:value-type="float">
            <text:p>0.693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169291" calcext:value-type="float">
            <text:p>0.1692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143" calcext:value-type="float">
            <text:p>0.857143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.213592" calcext:value-type="float">
            <text:p>0.2135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.952191" calcext:value-type="float">
            <text:p>0.9521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9091" calcext:value-type="float">
            <text:p>0.90909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82353" calcext:value-type="float">
            <text:p>0.88235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42105" calcext:value-type="float">
            <text:p>0.84210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1176" calcext:value-type="float">
            <text:p>0.94117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16667" calcext:value-type="float">
            <text:p>0.91666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4444" calcext:value-type="float">
            <text:p>0.94444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42105" calcext:value-type="float">
            <text:p>0.84210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61905" calcext:value-type="float">
            <text:p>0.76190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8571" calcext:value-type="float">
            <text:p>0.92857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14286" calcext:value-type="float">
            <text:p>0.91428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6744" calcext:value-type="float">
            <text:p>0.97674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9394" calcext:value-type="float">
            <text:p>0.9393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5507" calcext:value-type="float">
            <text:p>0.98550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54545" calcext:value-type="float">
            <text:p>0.95454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7805" calcext:value-type="float">
            <text:p>0.98780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68085" calcext:value-type="float">
            <text:p>0.96808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62264" calcext:value-type="float">
            <text:p>0.96226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55882" calcext:value-type="float">
            <text:p>0.95588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66216" calcext:value-type="float">
            <text:p>0.96621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69136" calcext:value-type="float">
            <text:p>0.969136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3404" calcext:value-type="float">
            <text:p>0.9734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5714" calcext:value-type="float">
            <text:p>0.96571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85148" calcext:value-type="float">
            <text:p>0.985148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9697" calcext:value-type="float">
            <text:p>0.969697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48837" calcext:value-type="float">
            <text:p>0.94883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60177" calcext:value-type="float">
            <text:p>0.96017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66019" calcext:value-type="float">
            <text:p>0.96601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7169" calcext:value-type="float">
            <text:p>0.97716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81061" calcext:value-type="float">
            <text:p>0.98106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8102" calcext:value-type="float">
            <text:p>0.97810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3165" calcext:value-type="float">
            <text:p>0.98316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6562" calcext:value-type="float">
            <text:p>0.97656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67742" calcext:value-type="float">
            <text:p>0.96774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8193" calcext:value-type="float">
            <text:p>0.97819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1366" calcext:value-type="float">
            <text:p>0.98136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9094" calcext:value-type="float">
            <text:p>0.97909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7421" calcext:value-type="float">
            <text:p>0.98742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68847" calcext:value-type="float">
            <text:p>0.968847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4444" calcext:value-type="float">
            <text:p>0.9944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3389" calcext:value-type="float">
            <text:p>0.98338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5119" calcext:value-type="float">
            <text:p>0.98511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84076" calcext:value-type="float">
            <text:p>0.984076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86667" calcext:value-type="float">
            <text:p>0.986667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87097" calcext:value-type="float">
            <text:p>0.98709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0964" calcext:value-type="float">
            <text:p>0.99096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82659" calcext:value-type="float">
            <text:p>0.982659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3221" calcext:value-type="float">
            <text:p>0.98322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80645" calcext:value-type="float">
            <text:p>0.980645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8593" calcext:value-type="float">
            <text:p>0.97859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8261" calcext:value-type="float">
            <text:p>0.97826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3244" calcext:value-type="float">
            <text:p>0.973244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3422" calcext:value-type="float">
            <text:p>0.97342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1154" calcext:value-type="float">
            <text:p>0.971154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3506" calcext:value-type="float">
            <text:p>0.99350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87302" calcext:value-type="float">
            <text:p>0.987302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155" calcext:value-type="float">
            <text:p>0.98155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6845" calcext:value-type="float">
            <text:p>0.996845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5163" calcext:value-type="float">
            <text:p>0.98516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322" calcext:value-type="float">
            <text:p>0.99322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9583" calcext:value-type="float">
            <text:p>0.98958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8648" calcext:value-type="float">
            <text:p>0.97864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1176" calcext:value-type="float">
            <text:p>0.991176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8553" calcext:value-type="float">
            <text:p>0.96855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1429" calcext:value-type="float">
            <text:p>0.971429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786" calcext:value-type="float">
            <text:p>0.9778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86622" calcext:value-type="float">
            <text:p>0.986622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1928" calcext:value-type="float">
            <text:p>0.98192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86928" calcext:value-type="float">
            <text:p>0.98692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0989" calcext:value-type="float">
            <text:p>0.980989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9522" calcext:value-type="float">
            <text:p>0.97952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62825" calcext:value-type="float">
            <text:p>0.962825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87342" calcext:value-type="float">
            <text:p>0.98734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8571" calcext:value-type="float">
            <text:p>0.97857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0315" calcext:value-type="float">
            <text:p>0.98031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85455" calcext:value-type="float">
            <text:p>0.985455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80769" calcext:value-type="float">
            <text:p>0.98076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3553" calcext:value-type="float">
            <text:p>0.98355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89547" calcext:value-type="float">
            <text:p>0.98954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951" calcext:value-type="float">
            <text:p>0.9895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5352" calcext:value-type="float">
            <text:p>0.97535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8648" calcext:value-type="float">
            <text:p>0.97864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2699" calcext:value-type="float">
            <text:p>0.982699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6466" calcext:value-type="float">
            <text:p>0.99646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9522" calcext:value-type="float">
            <text:p>0.979522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9399" calcext:value-type="float">
            <text:p>0.98939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983" calcext:value-type="float">
            <text:p>0.9898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9933" calcext:value-type="float">
            <text:p>0.97993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524" calcext:value-type="float">
            <text:p>0.98524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89091" calcext:value-type="float">
            <text:p>0.9890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0066" calcext:value-type="float">
            <text:p>0.98006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85507" calcext:value-type="float">
            <text:p>0.985507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90881" calcext:value-type="float">
            <text:p>0.99088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6159" calcext:value-type="float">
            <text:p>0.986159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92593" calcext:value-type="float">
            <text:p>0.99259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5352" calcext:value-type="float">
            <text:p>0.975352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89247" calcext:value-type="float">
            <text:p>0.989247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7417" calcext:value-type="float">
            <text:p>0.97417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9691" calcext:value-type="float">
            <text:p>0.989691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2883" calcext:value-type="float">
            <text:p>0.99288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87755" calcext:value-type="float">
            <text:p>0.987755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83871" calcext:value-type="float">
            <text:p>0.983871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4674" calcext:value-type="float">
            <text:p>0.98467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8648" calcext:value-type="float">
            <text:p>0.97864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524" calcext:value-type="float">
            <text:p>0.98524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7444" calcext:value-type="float">
            <text:p>0.977444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5455" calcext:value-type="float">
            <text:p>0.985455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2366" calcext:value-type="float">
            <text:p>0.99236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8372" calcext:value-type="float">
            <text:p>0.988372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5765" calcext:value-type="float">
            <text:p>0.985765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81818" calcext:value-type="float">
            <text:p>0.981818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0916" calcext:value-type="float">
            <text:p>0.980916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3103" calcext:value-type="float">
            <text:p>0.993103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2095" calcext:value-type="float">
            <text:p>0.992095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73881" calcext:value-type="float">
            <text:p>0.97388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81618" calcext:value-type="float">
            <text:p>0.981618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8189" calcext:value-type="float">
            <text:p>0.98818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9424" calcext:value-type="float">
            <text:p>0.97942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2908" calcext:value-type="float">
            <text:p>0.992908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8855" calcext:value-type="float">
            <text:p>0.9885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1731" calcext:value-type="float">
            <text:p>0.971731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8095" calcext:value-type="float">
            <text:p>0.98809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2395" calcext:value-type="float">
            <text:p>0.99239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9362" calcext:value-type="float">
            <text:p>0.98936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81343" calcext:value-type="float">
            <text:p>0.98134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1061" calcext:value-type="float">
            <text:p>0.981061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5352" calcext:value-type="float">
            <text:p>0.97535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60784" calcext:value-type="float">
            <text:p>0.96078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5572" calcext:value-type="float">
            <text:p>0.95572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53192" calcext:value-type="float">
            <text:p>0.953192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55102" calcext:value-type="float">
            <text:p>0.95510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43723" calcext:value-type="float">
            <text:p>0.943723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4322" calcext:value-type="float">
            <text:p>0.8432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</table:table>
      <table:table table:name="Sheet26" table:style-name="ta1">
        <table:table-column table:style-name="co1" table:number-columns-repeated="8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.66666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8889" calcext:value-type="float">
            <text:p>0.88888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14286" calcext:value-type="float">
            <text:p>0.71428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8889" calcext:value-type="float">
            <text:p>0.888889</text:p>
          </table:table-cell>
          <table:table-cell table:formula="of:=AVERAGE([.B1:.B180])" office:value-type="float" office:value="0.96344795" calcext:value-type="float">
            <text:p>0.9634479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09091" calcext:value-type="float">
            <text:p>0.909091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16667" calcext:value-type="float">
            <text:p>0.916667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66667" calcext:value-type="float">
            <text:p>0.966667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52381" calcext:value-type="float">
            <text:p>0.952381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48485" calcext:value-type="float">
            <text:p>0.848485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914286" calcext:value-type="float">
            <text:p>0.9142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3077" calcext:value-type="float">
            <text:p>0.923077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0233" calcext:value-type="float">
            <text:p>0.930233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4375" calcext:value-type="float">
            <text:p>0.98437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86301" calcext:value-type="float">
            <text:p>0.98630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25" calcext:value-type="float">
            <text:p>0.962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6842" calcext:value-type="float">
            <text:p>0.98684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7179" calcext:value-type="float">
            <text:p>0.98717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2963" calcext:value-type="float">
            <text:p>0.96296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9596" calcext:value-type="float">
            <text:p>0.95959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6522" calcext:value-type="float">
            <text:p>0.95652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69388" calcext:value-type="float">
            <text:p>0.969388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0654" calcext:value-type="float">
            <text:p>0.99065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80952" calcext:value-type="float">
            <text:p>0.98095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86755" calcext:value-type="float">
            <text:p>0.98675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5915" calcext:value-type="float">
            <text:p>0.98591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8944" calcext:value-type="float">
            <text:p>0.96894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7528" calcext:value-type="float">
            <text:p>0.977528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83696" calcext:value-type="float">
            <text:p>0.98369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65686" calcext:value-type="float">
            <text:p>0.965686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4093" calcext:value-type="float">
            <text:p>0.97409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1698" calcext:value-type="float">
            <text:p>0.97169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4227" calcext:value-type="float">
            <text:p>0.97422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6748" calcext:value-type="float">
            <text:p>0.9674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8127" calcext:value-type="float">
            <text:p>0.96812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1752" calcext:value-type="float">
            <text:p>0.98175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89655" calcext:value-type="float">
            <text:p>0.98965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4265" calcext:value-type="float">
            <text:p>0.97426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115" calcext:value-type="float">
            <text:p>0.9911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3311" calcext:value-type="float">
            <text:p>0.99331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0228" calcext:value-type="float">
            <text:p>0.99022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0099" calcext:value-type="float">
            <text:p>0.99009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87842" calcext:value-type="float">
            <text:p>0.98784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6033" calcext:value-type="float">
            <text:p>0.98603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9167" calcext:value-type="float">
            <text:p>0.97916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80583" calcext:value-type="float">
            <text:p>0.98058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83221" calcext:value-type="float">
            <text:p>0.98322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87879" calcext:value-type="float">
            <text:p>0.987879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0881" calcext:value-type="float">
            <text:p>0.99088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9228" calcext:value-type="float">
            <text:p>0.97922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0684" calcext:value-type="float">
            <text:p>0.970684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86842" calcext:value-type="float">
            <text:p>0.986842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9827" calcext:value-type="float">
            <text:p>0.97982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619" calcext:value-type="float">
            <text:p>0.9761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2308" calcext:value-type="float">
            <text:p>0.97230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3355" calcext:value-type="float">
            <text:p>0.99335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80583" calcext:value-type="float">
            <text:p>0.98058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83221" calcext:value-type="float">
            <text:p>0.98322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68254" calcext:value-type="float">
            <text:p>0.96825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8722" calcext:value-type="float">
            <text:p>0.9872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83553" calcext:value-type="float">
            <text:p>0.98355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8494" calcext:value-type="float">
            <text:p>0.9849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80392" calcext:value-type="float">
            <text:p>0.98039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9286" calcext:value-type="float">
            <text:p>0.98928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84985" calcext:value-type="float">
            <text:p>0.98498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8417" calcext:value-type="float">
            <text:p>0.97841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6589" calcext:value-type="float">
            <text:p>0.976589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83766" calcext:value-type="float">
            <text:p>0.983766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9021" calcext:value-type="float">
            <text:p>0.97902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85866" calcext:value-type="float">
            <text:p>0.98586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3691" calcext:value-type="float">
            <text:p>0.993691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893" calcext:value-type="float">
            <text:p>0.9889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85816" calcext:value-type="float">
            <text:p>0.98581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93421" calcext:value-type="float">
            <text:p>0.99342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81685" calcext:value-type="float">
            <text:p>0.98168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81343" calcext:value-type="float">
            <text:p>0.98134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3384" calcext:value-type="float">
            <text:p>0.973384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2973" calcext:value-type="float">
            <text:p>0.972973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1631" calcext:value-type="float">
            <text:p>0.97163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4684" calcext:value-type="float">
            <text:p>0.97468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8764" calcext:value-type="float">
            <text:p>0.98876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661" calcext:value-type="float">
            <text:p>0.9966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92958" calcext:value-type="float">
            <text:p>0.992958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5965" calcext:value-type="float">
            <text:p>0.98596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1884" calcext:value-type="float">
            <text:p>0.98188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2603" calcext:value-type="float">
            <text:p>0.972603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1343" calcext:value-type="float">
            <text:p>0.98134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86622" calcext:value-type="float">
            <text:p>0.98662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2806" calcext:value-type="float">
            <text:p>0.992806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89899" calcext:value-type="float">
            <text:p>0.98989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3691" calcext:value-type="float">
            <text:p>0.9936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81481" calcext:value-type="float">
            <text:p>0.98148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8799" calcext:value-type="float">
            <text:p>0.978799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78648" calcext:value-type="float">
            <text:p>0.978648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3378" calcext:value-type="float">
            <text:p>0.99337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89437" calcext:value-type="float">
            <text:p>0.98943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8339" calcext:value-type="float">
            <text:p>0.97833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6575" calcext:value-type="float">
            <text:p>0.99657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92982" calcext:value-type="float">
            <text:p>0.992982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8913" calcext:value-type="float">
            <text:p>0.9891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88142" calcext:value-type="float">
            <text:p>0.98814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2126" calcext:value-type="float">
            <text:p>0.99212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8227" calcext:value-type="float">
            <text:p>0.9822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86395" calcext:value-type="float">
            <text:p>0.98639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8889" calcext:value-type="float">
            <text:p>0.988889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6241" calcext:value-type="float">
            <text:p>0.99624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2394" calcext:value-type="float">
            <text:p>0.98239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2424" calcext:value-type="float">
            <text:p>0.99242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6466" calcext:value-type="float">
            <text:p>0.99646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5439" calcext:value-type="float">
            <text:p>0.97543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68468" calcext:value-type="float">
            <text:p>0.96846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85455" calcext:value-type="float">
            <text:p>0.98545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85294" calcext:value-type="float">
            <text:p>0.98529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2308" calcext:value-type="float">
            <text:p>0.99230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8022" calcext:value-type="float">
            <text:p>0.97802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4962" calcext:value-type="float">
            <text:p>0.98496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93333" calcext:value-type="float">
            <text:p>0.993333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2143" calcext:value-type="float">
            <text:p>0.98214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6241" calcext:value-type="float">
            <text:p>0.996241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9094" calcext:value-type="float">
            <text:p>0.97909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89933" calcext:value-type="float">
            <text:p>0.98993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9339" calcext:value-type="float">
            <text:p>0.979339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83051" calcext:value-type="float">
            <text:p>0.9830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6753" calcext:value-type="float">
            <text:p>0.996753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6124" calcext:value-type="float">
            <text:p>0.996124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82833" calcext:value-type="float">
            <text:p>0.982833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2754" calcext:value-type="float">
            <text:p>0.99275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8917" calcext:value-type="float">
            <text:p>0.98917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8799" calcext:value-type="float">
            <text:p>0.978799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6255" calcext:value-type="float">
            <text:p>0.99625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2308" calcext:value-type="float">
            <text:p>0.99230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85019" calcext:value-type="float">
            <text:p>0.985019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2565" calcext:value-type="float">
            <text:p>0.99256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1132" calcext:value-type="float">
            <text:p>0.981132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992" calcext:value-type="float">
            <text:p>0.9799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84615" calcext:value-type="float">
            <text:p>0.98461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1949" calcext:value-type="float">
            <text:p>0.981949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67846" calcext:value-type="float">
            <text:p>0.96784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2656" calcext:value-type="float">
            <text:p>0.97265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86046" calcext:value-type="float">
            <text:p>0.98604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89796" calcext:value-type="float">
            <text:p>0.989796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62617" calcext:value-type="float">
            <text:p>0.962617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74648" calcext:value-type="float">
            <text:p>0.77464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9:45:35.823619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Kirby</meta:initial-creator>
    <meta:creation-date>2017-06-20T20:20:39.054824009</meta:creation-date>
    <dc:date>2017-06-22T23:14:06.116266516</dc:date>
    <meta:editing-duration>PT5H33M29S</meta:editing-duration>
    <meta:editing-cycles>36</meta:editing-cycles>
    <meta:generator>LibreOffice/5.1.6.2$Linux_X86_64 LibreOffice_project/10m0$Build-2</meta:generator>
    <meta:document-statistic meta:table-count="27" meta:cell-count="10195" meta:object-count="0"/>
  </office:meta>
</office:document-meta>
</file>